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99pt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Body">
      <style:paragraph-properties fo:margin-left="0in" fo:margin-right="0in" fo:text-indent="0in" style:auto-text-indent="false"/>
    </style:style>
    <style:style style:name="P12" style:family="paragraph" style:parent-style-name="ChapterTitle" style:master-page-name="First_20_Page">
      <style:paragraph-properties style:page-number="auto"/>
    </style:style>
    <style:style style:name="P13" style:family="paragraph">
      <style:paragraph-properties fo:text-align="center"/>
    </style:style>
    <style:style style:name="P14" style:family="paragraph">
      <style:text-properties fo:font-size="10pt"/>
    </style:style>
    <style:style style:name="P15" style:family="paragraph">
      <style:paragraph-properties fo:text-align="center"/>
      <style:text-properties fo:font-size="10pt"/>
    </style:style>
    <style:style style:name="P16" style:family="paragraph">
      <style:text-properties fo:font-size="10.5pt"/>
    </style:style>
    <style:style style:name="P17" style:family="paragraph">
      <style:paragraph-properties fo:text-align="center"/>
      <style:text-properties fo:font-size="10.5pt"/>
    </style:style>
    <style:style style:name="T1" style:family="text">
      <style:text-properties fo:font-size="10pt"/>
    </style:style>
    <style:style style:name="T2" style:family="text">
      <style:text-properties fo:font-size="8pt" fo:font-style="italic"/>
    </style:style>
    <style:style style:name="T3" style:family="text">
      <style:text-properties fo:font-size="10.5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6pt solid #000000" style:shadow="none">
        <style:background-image/>
        <style:columns fo:column-count="1" fo:column-gap="0in"/>
      </style:graphic-properties>
    </style:style>
    <style:style style:name="fr2" style:family="graphic" style:parent-style-name="Frame">
      <style:graphic-properties fo:margin-top="0.0799in" fo:margin-bottom="0.1799in" style:wrap="none" style:vertical-pos="bottom" style:vertical-rel="paragraph-content" style:horizontal-pos="center" style:horizontal-rel="paragraph"/>
    </style:style>
    <style:style style:name="fr3" style:family="graphic" style:parent-style-name="Frame">
      <style:graphic-properties fo:margin-top="0.0799in" fo:margin-bottom="0.1799in" style:wrap="left" style:number-wrapped-paragraphs="no-limit" style:vertical-pos="top" style:vertical-rel="paragraph-content" style:horizontal-pos="right" style:horizontal-rel="paragraph-content"/>
    </style:style>
    <style:style style:name="fr4" style:family="graphic" style:parent-style-name="Frame">
      <style:graphic-properties fo:margin-top="0.0799in" fo:margin-bottom="0.1799in" style:wrap="none" style:vertical-pos="top" style:vertical-rel="paragraph-content" style:horizontal-pos="center" style:horizontal-rel="paragraph-content"/>
    </style:style>
    <style:style style:name="fr5" style:family="graphic" style:parent-style-name="Frame">
      <style:graphic-properties fo:margin-top="0.0799in" fo:margin-bottom="0.1799in" style:wrap="none" style:vertical-pos="from-top" style:vertical-rel="paragraph" style:horizontal-pos="from-left" style:horizontal-rel="paragraph"/>
    </style:style>
    <style:style style:name="fr6"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7" style:family="graphic" style:parent-style-name="Frame">
      <style:graphic-properties fo:margin-top="0.0799in" fo:margin-bottom="0.1799in" style:wrap="none" style:vertical-pos="bottom" style:vertical-rel="paragraph-content" style:horizontal-pos="center" style:horizontal-rel="paragraph-content"/>
    </style:style>
    <style:style style:name="fr8" style:family="graphic" style:parent-style-name="Frame">
      <style:graphic-properties fo:margin-top="0.2799in" fo:margin-bottom="0.2in" style:wrap="none" style:vertical-pos="bottom" style:vertical-rel="paragraph-content" style:horizontal-pos="center" style:horizontal-rel="paragraph-content"/>
    </style:style>
    <style:style style:name="fr9" style:family="graphic" style:parent-style-name="Frame">
      <style:graphic-properties fo:margin-top="0.0799in" fo:margin-bottom="0.1799in" style:wrap="dynamic" style:number-wrapped-paragraphs="no-limit" style:vertical-pos="from-top" style:vertical-rel="paragraph" style:horizontal-pos="from-left" style:horizontal-rel="paragraph"/>
    </style:style>
    <style:style style:name="fr10" style:family="graphic" style:parent-style-name="Frame">
      <style:graphic-properties fo:margin-top="0.0799in" fo:margin-bottom="0.1799in" style:wrap="right" style:number-wrapped-paragraphs="no-limit" style:vertical-pos="top" style:vertical-rel="paragraph-content" style:horizontal-pos="left" style:horizontal-rel="paragraph-content"/>
    </style:style>
    <style:style style:name="fr11" style:family="graphic" style:parent-style-name="Frame">
      <style:graphic-properties fo:margin-top="0.0799in" fo:margin-bottom="0.1799in" style:wrap="none" style:vertical-pos="bottom" style:vertical-rel="paragraph-content" style:horizontal-pos="from-left" style:horizontal-rel="paragraph"/>
    </style:style>
    <style:style style:name="fr12" style:family="graphic" style:parent-style-name="Frame">
      <style:graphic-properties fo:margin-top="0.0799in" fo:margin-bottom="0.1799in" style:wrap="left" style:number-wrapped-paragraphs="no-limit" style:vertical-pos="bottom" style:vertical-rel="paragraph-content" style:horizontal-pos="right" style:horizontal-rel="paragraph-content"/>
    </style:style>
    <style:style style:name="fr13" style:family="graphic" style:parent-style-name="Frame">
      <style:graphic-properties fo:margin-top="0.0799in" fo:margin-bottom="0.0799in" style:wrap="none" style:vertical-pos="top" style:vertical-rel="paragraph-content" style:horizontal-pos="center" style:horizontal-rel="paragraph-content"/>
    </style:style>
    <style:style style:name="fr14" style:family="graphic" style:parent-style-name="Frame">
      <style:graphic-properties style:wrap="left" style:number-wrapped-paragraphs="no-limit" style:vertical-pos="bottom" style:vertical-rel="paragraph-content" style:horizontal-pos="right" style:horizontal-rel="paragraph-content"/>
    </style:style>
    <style:style style:name="fr15" style:family="graphic" style:parent-style-name="Frame">
      <style:graphic-properties fo:margin-top="0.0799in" fo:margin-bottom="0.0799in" style:wrap="left" style:number-wrapped-paragraphs="no-limit" style:vertical-pos="top" style:vertical-rel="paragraph-content" style:horizontal-pos="right" style:horizontal-rel="paragraph-content"/>
    </style:style>
    <style:style style:name="fr16" style:family="graphic" style:parent-style-name="Graphics">
      <style:graphic-properties fo:margin-top="0in" fo:margin-bottom="0.2in"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in" fo:margin-bottom="0.1in" style:horizontal-pos="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right" style:horizontal-rel="paragraph-content"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in" fo:margin-bottom="0.1in" style:horizontal-pos="righ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top="0in" fo:margin-bottom="0.2in" style:horizontal-pos="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top="0in" fo:margin-bottom="0.1in"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top="0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in" fo:margin-bottom="0in" style:horizontal-pos="righ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top="0.7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top="0in" fo:margin-bottom="0.2in" style:horizontal-pos="righ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draw:marker-start-width="0.1701in" draw:marker-end="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02in" svg:stroke-color="#00ffff"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ffff"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02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602in" style:run-through="foreground"/>
    </style:style>
    <style:style style:name="gr22"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2" text:outline-level="1">Plots</text:h>
      <text:h text:style-name="Heading_20_1" text:outline-level="2">Overview</text:h>
      <text:p text:style-name="Body">This chapter explains the concept of a plot and goes into detail about each of VisIt's different plot types.</text:p>
      <text:h text:style-name="Heading_20_1" text:outline-level="2"><text:alphabetical-index-mark-start text:id="IMark123577192"/>Plots<text:alphabetical-index-mark-end text:id="IMark123577192"/></text:h>
      <text:p text:style-name="Body">A plot is a viewable object, created from a database, that can be displayed in a visualization window. VisIt provides several standard plot types that allow you to visualize data in different ways. The standard plots perform basic visualization operations like contouring, pseudocoloring as well as more sophisticated operations like volume rendering. All of VisIt's plots are plugins so you can add new plot types by writing your own plot plugins. See the wiki at <text:span text:style-name="Internet_20_link">www.visitusers.org</text:span> for more details on creating new plot plugins or send an e-mail inquiry to <text:span text:style-name="Internet_20_link">visit-users@elist.ornl.gov</text:span>.</text:p>
      <text:h text:style-name="Heading_20_2" text:outline-level="3"><text:alphabetical-index-mark-start text:id="IMark47054760"/>Managing plots<text:alphabetical-index-mark-end text:id="IMark47054760"/></text:h>
      <text:p text:style-name="Body"><draw:frame draw:style-name="fr2" draw:name="Frame_ActivePlotsArea" text:anchor-type="paragraph" svg:width="5in" draw:z-index="3"><draw:text-box fo:min-height="2.4217in"><text:p text:style-name="Figure"><draw:frame draw:style-name="fr16" draw:name="graphics1" text:anchor-type="paragraph" svg:width="3in" svg:height="1.8598in" draw:z-index="4"><draw:image xlink:href="../images/Plots/activeplotsarea.png" xlink:type="simple" xlink:show="embed" xlink:actuate="onLoad"/></draw:frame><draw:line text:anchor-type="paragraph" draw:z-index="16" draw:style-name="gr13" draw:text-style-name="P13" svg:x1="4.1988in" svg:y1="1.1709in" svg:x2="2.178in" svg:y2="0.5252in"><text:p/></draw:line><draw:line text:anchor-type="paragraph" draw:z-index="15" draw:style-name="gr13" draw:text-style-name="P13" svg:x1="4.1988in" svg:y1="0.7748in" svg:x2="3.0945in" svg:y2="0.4937in"><text:p/></draw:line><draw:line text:anchor-type="paragraph" draw:z-index="14" draw:style-name="gr13" draw:text-style-name="P13" svg:x1="4.2693in" svg:y1="0.4728in" svg:x2="3.7819in" svg:y2="0.4728in"><text:p/></draw:line><draw:line text:anchor-type="paragraph" draw:z-index="13" draw:style-name="gr13" draw:text-style-name="P13" svg:x1="0.511in" svg:y1="1.8063in" svg:x2="1.0528in" svg:y2="1.8063in"><text:p/></draw:line><draw:line text:anchor-type="paragraph" draw:z-index="12" draw:style-name="gr13" draw:text-style-name="P13" svg:x1="0.4583in" svg:y1="0.9626in" svg:x2="1in" svg:y2="0.9626in"><text:p/></draw:line><draw:line text:anchor-type="paragraph" draw:z-index="11" draw:style-name="gr13" draw:text-style-name="P13" svg:x1="0.5008in" svg:y1="0.2437in" svg:x2="1.0425in" svg:y2="0.2437in"><text:p/></draw:line><draw:frame text:anchor-type="paragraph" draw:z-index="10" draw:style-name="gr12" draw:text-style-name="P14" svg:width="0.6669in" svg:height="0.2606in" svg:x="4.2693in" svg:y="1.0835in"><draw:text-box><text:p><text:span text:style-name="T1">Hide plots</text:span></text:p></draw:text-box></draw:frame><draw:frame text:anchor-type="paragraph" draw:z-index="9" draw:style-name="gr12" draw:text-style-name="P14" svg:width="0.6669in" svg:height="0.3358in" svg:x="4.2693in" svg:y="0.6898in"><draw:text-box><text:p><text:span text:style-name="T1">Delete <text:s/>plots</text:span></text:p></draw:text-box></draw:frame><draw:frame text:anchor-type="paragraph" draw:z-index="8" draw:style-name="gr12" draw:text-style-name="P14" svg:width="0.6669in" svg:height="0.2606in" svg:x="4.2693in" svg:y="0.2957in"><draw:text-box><text:p><text:span text:style-name="T1">Draw plots</text:span></text:p></draw:text-box></draw:frame><draw:frame text:anchor-type="paragraph" draw:z-index="7" draw:style-name="gr12" draw:text-style-name="P14" svg:width="0.813in" svg:height="0.3358in" svg:x="0.0634in" svg:y="1.6626in"><draw:text-box><text:p><text:span text:style-name="T1">Plot/Operator menu</text:span></text:p></draw:text-box></draw:frame><draw:frame text:anchor-type="paragraph" draw:z-index="6" draw:style-name="gr12" draw:text-style-name="P14" svg:width="0.6669in" svg:height="0.2606in" svg:x="0.0634in" svg:y="0.8752in"><draw:text-box><text:p><text:span text:style-name="T1">Plot list</text:span></text:p></draw:text-box></draw:frame><draw:frame text:anchor-type="paragraph" draw:z-index="5" draw:style-name="gr12" draw:text-style-name="P14" svg:width="0.6669in" svg:height="0.3358in" svg:x="0.0634in" svg:y="0.0874in"><draw:text-box><text:p><text:span text:style-name="T1">Active window</text:span></text:p></draw:text-box></draw:frame>Figure <text:sequence text:ref-name="refFigure1" text:name="Figure" text:formula="ooow:Figure" style:num-format="1">1-1</text:sequence>: Active plots area</text:p></draw:text-box></draw:frame>To visualize your data, you will iteratively create and modify many plots until you achieve the end result. Since plots may be created and deleted many times, VisIt provides controls in its <text:span text:style-name="GUIText">Main Window</text:span> to handle these functions. The <text:alphabetical-index-mark-start text:id="IMark123577320"/><text:span text:style-name="GUIText">Active plots area</text:span><text:alphabetical-index-mark-end text:id="IMark123577320"/>, shown in <text:sequence-ref text:reference-format="category-and-value" text:ref-name="ref0">Error: Reference source not found</text:sequence-ref><text:soft-page-break/>, contains the controls for managing plots.</text:p>
      <text:p text:style-name="Body">The most prominent feature of the <text:span text:style-name="GUIText">Active plots area</text:span>, the <text:alphabetical-index-mark-start text:id="IMark45415848"/><text:span text:style-name="GUIText">Plot list</text:span><text:alphabetical-index-mark-end text:id="IMark45415848"/><text:span text:style-name="GUIText">, </text:span>contains a list of the plots that are in the active visualization window. The entries in the plot list contain the index of the file used for the plot followed by the plot name and variable. Plot list entries change colors depending on the state of the plot. When plots are initially created, their plot list entries are green indicating that they are new and have not been submitted to the compute engine for processing. When a plot is being created on the compute engine, its plot list entry is yellow. When a plot has finished generating on the compute engine, its plot list entry turns black to indicate that the plot is done. If the compute engine cannot generate a plot, the plot's plot list entry turns red to indicate an error with the plot.</text:p>
      <text:p text:style-name="Body">The <text:span text:style-name="GUIText">Plot list</text:span> displays more then just the names of the visualization window's plots. The <text:span text:style-name="GUIText">Plot list</text:span> also allows you to set the active plots, that is, those plots that can be modified. Highlighted plot entries are active.</text:p>
      <text:p text:style-name="Body">The <text:span text:style-name="GUIText">Plot and Operator</text:span> menu, an important part of the <text:span text:style-name="GUIText">Active plots area</text:span>, contains the options that create new plots and open plot attribute windows.</text:p>
      <text:h text:style-name="Heading_20_3" text:outline-level="4">Creating a plot</text:h>
      <text:p text:style-name="Body"><draw:frame draw:style-name="fr3" draw:name="Frame_PlotMenu" text:anchor-type="paragraph" svg:width="3in" draw:z-index="17"><draw:text-box fo:min-height="3.9874in"><text:p text:style-name="Figure"><draw:frame draw:style-name="fr17" draw:name="graphics2" text:anchor-type="paragraph" svg:width="3in" svg:height="3.5661in" draw:z-index="18"><draw:image xlink:href="../images/Plots/plotmenu.png" xlink:type="simple" xlink:show="embed" xlink:actuate="onLoad"/></draw:frame>Figure <text:sequence text:ref-name="refFigure2" text:name="Figure" text:formula="ooow:Figure+1" style:num-format="1">1-2</text:sequence>: Plot menu</text:p></draw:text-box></draw:frame>To use any of VisIt's capabilities, you must know how to create a plot. First, make sure you have opened a database. To open a database, double-click on the database name in the <text:span text:style-name="GUIText">Selected files list</text:span>. After opening a database, use the <text:span text:style-name="GUIText">Plots</text:span> menu to create a plot. To activate the <text:span text:style-name="GUIText">Plots</text:span> menu, click on the <text:span text:style-name="GUIText">Plots</text:span> option in the <text:span text:style-name="GUIText">Plots and Operators</text:span> menu shown in <text:sequence-ref text:reference-format="category-and-value" text:ref-name="refFigure2">Figure 1-2</text:sequence-ref>.</text:p>
      <text:p text:style-name="Body">Selecting the <text:span text:style-name="GUIText">Plots</text:span> menu pops up a list of VisIt plot types. Plots for which the open database has no data are disabled. If a plot type is enabled, pulling the mouse toward the right while holding down the left button shows which variables can be plotted. Release the mouse button when the mouse cursor is over the variable that you want to plot, and a new plot list entry will appear in the <text:span text:style-name="GUIText">Plot</text:span> <text:span text:style-name="GUIText">list</text:span>. The new plot list entry will be colored green in the plot list until VisIt is told to draw when you click the <text:span text:style-name="GUIText">Draw</text:span> button. The <text:span text:style-name="GUIText">Plots</text:span> <text:soft-page-break/>menu is disabled until a database is open.</text:p>
      <text:h text:style-name="Heading_20_3" text:outline-level="4"><text:alphabetical-index-mark-start text:id="IMark45415848" text:key1="Plots"/>Deleting a plot<text:alphabetical-index-mark-end text:id="IMark45415848"/></text:h>
      <text:p text:style-name="Body">VisIt deletes all the selected plots when you click the <text:span text:style-name="GUIText">Delete</text:span> button. If the <text:span text:style-name="GUIText">Plot list</text:span> has keyboard focus, you can also delete a plot using the <text:span text:style-name="Emphasis">Delete</text:span> key.</text:p>
      <text:h text:style-name="Heading_20_3" text:outline-level="4"><text:alphabetical-index-mark-start text:id="IMark40518536" text:key1="Plots"/>Selecting a plot<text:alphabetical-index-mark-end text:id="IMark40518536"/></text:h>
      <text:p text:style-name="Body">Since VisIt will only let you modify active plots, you must be able to select plots. To select a plot, click on its entry in the <text:span text:style-name="GUIText">Plot list</text:span>. Multiple plots can be selected by holding down the <text:span text:style-name="Emphasis">Ctrl</text:span> key and clicking plot entries one at a time. Alternatively, groups of plot entries can be selected by clicking on a plot entry and then clicking another plot entry while holding down the <text:span text:style-name="Emphasis">Shift</text:span> key.</text:p>
      <text:h text:style-name="Heading_20_3" text:outline-level="4"><text:alphabetical-index-mark-start text:id="IMark64950584" text:key1="Plots"/>Drawing a plot<text:alphabetical-index-mark-end text:id="IMark64950584"/></text:h>
      <text:p text:style-name="Body">When you add a plot to the plot list, it won't be drawn until you click the <text:span text:style-name="GUIText">Draw</text:span> button. Once you do, the new plot's plot list entry switches from green to yellow in the <text:alphabetical-index-mark-start text:id="IMark64950584"/><text:span text:style-name="GUIText">Plot list</text:span><text:alphabetical-index-mark-end text:id="IMark64950584"/><text:span text:style-name="GUIText"> </text:span>to indicate that its results are pending and the compute engine starts generating the plot. Clicking the <text:span text:style-name="GUIText">Draw</text:span> button causes all new plots to be drawn.</text:p>
      <text:h text:style-name="Heading_20_3" text:outline-level="4"><draw:frame draw:style-name="fr3" draw:name="Frame_PlotAttributesMenu" text:anchor-type="paragraph" svg:width="3in" draw:z-index="19"><draw:text-box fo:min-height="4.022in"><text:p text:style-name="Figure"><draw:frame draw:style-name="fr18" draw:name="graphics3" text:anchor-type="paragraph" svg:width="3in" svg:height="3.5701in" draw:z-index="20"><draw:image xlink:href="../images/Plots/plotatts.png" xlink:type="simple" xlink:show="embed" xlink:actuate="onLoad"/></draw:frame>Figure <text:sequence text:ref-name="refFigure3" text:name="Figure" text:formula="ooow:Figure+1" style:num-format="1">1-3</text:sequence>: Plot attributes menu</text:p></draw:text-box></draw:frame><text:alphabetical-index-mark-start text:id="IMark64950584" text:key1="Plots"/>Hiding a plot<text:alphabetical-index-mark-end text:id="IMark64950584"/></text:h>
      <text:p text:style-name="Body">When you are visualizing your data, you will often have many different plots in the same visualization window. Sometimes you might want to temporarily hide plots from view to more easily view the other plots in the window. To hide the selected plots, click the <text:alphabetical-index-mark text:string-value="Hide/Show button"/><text:span text:style-name="GUIText">Hide/Show</text:span> button in the <text:span text:style-name="GUIText">Active plots area</text:span>. When a plot is hidden, its plot list entry is gray and contains the word <text:span text:style-name="Emphasis">"hidden"</text:span> to indicate that the plot is hidden. To show a hidden plot, select the hidden plot and click the <text:span text:style-name="GUIText">Hide/Show</text:span> button again. Note that plots must exist for the <text:span text:style-name="GUIText">Hide/Show</text:span> button to be enabled.</text:p>
      <text:h text:style-name="Heading_20_3" text:outline-level="4"><text:soft-page-break/><text:alphabetical-index-mark-start text:id="IMark64950584" text:key1="Plots"/>Setting plot attributes<text:alphabetical-index-mark-end text:id="IMark64950584"/></text:h>
      <text:p text:style-name="Body">Each plot type has its own plot attributes window used to set attributes for that plot type. Plot attributes windows are activated by double-clicking a plot entry in the <text:alphabetical-index-mark-start text:id="IMark64950584"/><text:span text:style-name="GUIText">Plot list</text:span><text:alphabetical-index-mark-end text:id="IMark64950584"/>. You can also open a plot attribute window by selecting a plot type from the <text:span text:style-name="GUIText">PlotAtts</text:span> (Plot Attributes) menu shown in <text:sequence-ref text:reference-format="category-and-value" text:ref-name="refFigure3">Figure 1-3</text:sequence-ref>.</text:p>
      <text:h text:style-name="Heading_20_3" text:outline-level="4"><text:alphabetical-index-mark-start text:id="IMark52223704" text:key1="Plots"/>Changing plot variables<text:alphabetical-index-mark-end text:id="IMark52223704"/></text:h>
      <text:p text:style-name="Body">When examining a plot, you might want to look at another variable. For example, you might want to switch from looking at density to pressure. VisIt allows the plot variable to be changed without having to delete and recreate the plot. To change the plot variable, first make sure the plot is active, then select a new variable from the available variable names in the <text:span text:style-name="GUIText">Variable</text:span> menu (<text:sequence-ref text:reference-format="category-and-value" text:ref-name="refFigure4">Figure 1-4</text:sequence-ref>). The <text:span text:style-name="GUIText">Variable</text:span> menu contains only the variables from the database that are compatible with the plot.</text:p>
      <text:h text:style-name="Heading_20_1" text:outline-level="2"><draw:frame draw:style-name="fr4" draw:name="Frame_VariableMenu" text:anchor-type="paragraph" svg:width="3.5in" draw:z-index="21"><draw:text-box fo:min-height="2.1909in"><text:p text:style-name="Figure"><draw:frame draw:style-name="fr19" draw:name="graphics4" text:anchor-type="paragraph" svg:width="3.5in" svg:height="1.7665in" draw:z-index="22"><draw:image xlink:href="../images/Plots/varmenu.png" xlink:type="simple" xlink:show="embed" xlink:actuate="onLoad"/></draw:frame>Figure <text:sequence text:ref-name="refFigure4" text:name="Figure" text:formula="ooow:Figure+1" style:num-format="1">1-4</text:sequence>: Variable menu</text:p></draw:text-box></draw:frame>Standard Plot Types</text:h>
      <text:p text:style-name="Body">VisIt comes with eighteen standard plots: <text:alphabetical-index-mark text:string-value="Boundary plot"/>Boundary, <text:alphabetical-index-mark text:string-value="Contour plot"/>Contour, <text:alphabetical-index-mark text:string-value="Curve plot"/>Curve, <text:alphabetical-index-mark text:string-value="FilledBoundary plot"/>FilledBoundary, <text:alphabetical-index-mark text:string-value="Histogram plot"/>Histogram, <text:alphabetical-index-mark text:string-value="Label plot"/>Label, <text:alphabetical-index-mark text:string-value="Mesh plot"/>Mesh, <text:alphabetical-index-mark text:string-value="ParallelCoordinates plot"/>ParallelCoordinates, <text:alphabetical-index-mark text:string-value="Pseudocolor plot"/>Pseudocolor, <text:alphabetical-index-mark text:string-value="Scatter plot"/>Scatter, <text:alphabetical-index-mark text:string-value="Spreadsheet plot"/>Spreadsheet, <text:s/><text:alphabetical-index-mark text:string-value="Streamline plot"/>Streamline, <text:alphabetical-index-mark text:string-value="Subset plot"/>Subset, <text:alphabetical-index-mark text:string-value="Surface plot"/>Surface, <text:alphabetical-index-mark text:string-value="Tensor plot"/><text:alphabetical-index-mark-start text:id="IMark70719288"/>Tensor<text:alphabetical-index-mark-end text:id="IMark70719288"/>, <text:alphabetical-index-mark text:string-value="Truecolor plot"/>Truecolor, <text:alphabetical-index-mark-start text:id="IMark47058312"/>Vector<text:alphabetical-index-mark-end text:id="IMark47058312"/>, and <text:alphabetical-index-mark text:string-value="Volume plot"/>Volume. This section explains each plot in detail.</text:p>
      <text:h text:style-name="Heading_20_2" text:outline-level="3">Boundary and FilledBoundary Plots</text:h>
      <text:p text:style-name="Body">The Boundary plot and FilledBoundary plot are discussed together because of their similarity. Both plots concentrate on the boundaries between materials but each plot shows the boundary in a different way. The Boundary plot, shown in <text:sequence-ref text:reference-format="category-and-value" text:ref-name="refFigure5">Figure 1-5</text:sequence-ref>, displays the surface or lines that separate materials.</text:p>
      <text:p text:style-name="Body"><text:soft-page-break/>The FilledBoundary plot (see <text:sequence-ref text:reference-format="category-and-value" text:ref-name="refFigure6">Figure 1-6</text:sequence-ref>) shows the entire set of materials, each using a different color. Both plots perform material interface reconstruction on materials that have mixed cells, resulting in the material boundaries used in the plots.</text:p>
      <text:p text:style-name="P11"><draw:frame draw:style-name="fr4" draw:name="Frame_BoundaryPlot" text:anchor-type="paragraph" svg:width="6.25in" draw:z-index="23"><draw:text-box fo:min-height="4in"><text:p text:style-name="Figure"><draw:frame draw:style-name="fr20" draw:name="graphics6" text:anchor-type="paragraph" svg:width="2.1402in" svg:height="3.6598in" draw:z-index="25"><draw:image xlink:href="../images/Plots/boundarywindow.png" xlink:type="simple" xlink:show="embed" xlink:actuate="onLoad"/></draw:frame><draw:frame draw:style-name="fr21" draw:name="graphics5" text:anchor-type="paragraph" svg:width="3.75in" svg:height="3.6799in" draw:z-index="24"><draw:image xlink:href="../images/Plots/boundaryplot.png" xlink:type="simple" xlink:show="embed" xlink:actuate="onLoad"/></draw:frame>Figure <text:sequence text:ref-name="refFigure5" text:name="Figure" text:formula="ooow:Figure+1" style:num-format="1">1-5</text:sequence>: Boundary plot and its plot attributes window</text:p></draw:text-box></draw:frame><draw:frame draw:style-name="fr5" draw:name="Frame1" text:anchor-type="paragraph" svg:x="0.3402in" svg:y="4.3799in" svg:width="6.25in" draw:z-index="26"><draw:text-box fo:min-height="4in"><text:p text:style-name="Figure"><draw:frame draw:style-name="fr22" draw:name="graphics7" text:anchor-type="paragraph" svg:x="0in" svg:y="0in" svg:width="3.7in" svg:height="3.6299in" draw:z-index="27"><draw:image xlink:href="../images/Plots/filledboundaryplot.png" xlink:type="simple" xlink:show="embed" xlink:actuate="onLoad"/></draw:frame><draw:frame draw:style-name="fr23" draw:name="graphics8" text:anchor-type="paragraph" svg:width="2.1402in" svg:height="4in" draw:z-index="28"><draw:image xlink:href="../images/Plots/filledboundarywindow.png" xlink:type="simple" xlink:show="embed" xlink:actuate="onLoad"/></draw:frame>Figure <text:sequence text:ref-name="refFigure6" text:name="Figure" text:formula="ooow:Figure+1" style:num-format="1">1-6</text:sequence>: FilledBoundary plot and its plot attributes window</text:p></draw:text-box></draw:frame></text:p>
      <text:h text:style-name="Heading_20_3" text:outline-level="4"><text:soft-page-break/><text:alphabetical-index-mark-start text:id="IMark45415848" text:key1="Boundary plot"/>Changing colors<text:alphabetical-index-mark-end text:id="IMark45415848"/></text:h>
      <text:p text:style-name="Body">The main portion of the <text:span text:style-name="GUIText">Boundary plot attributes window </text:span>and<text:span text:style-name="GUIText"> FilledBoundary plot attributes window</text:span>, also known as the <text:span text:style-name="GUIText">Boundary colors area</text:span>, is devoted to setting material boundary colors. The <text:span text:style-name="GUIText">Boundary colors area</text:span> contains a list of material names with an associated material color. Boundary plot and FilledBoundary plot colors can be assigned three different ways, the first of which uses a color table. A color table is a named palette of colors that you can customize to suite your needs. When the Boundary plot or FilledBoundary plot use a color table to color subsets, they selects colors that are evenly spaced through the color table based on the number of subsets. For example, if you have three materials and you are coloring them using the "xray" color table, three colors are picked out of the color table so your material boundaries are colored black, gray, and white. To color a Boundary plot or FilledBoundary plot with a color table, click on the <text:span text:style-name="GUIText">Color table radio button</text:span> and choose a color table from the <text:span text:style-name="GUIText">Color table menu</text:span> to right of the <text:span text:style-name="GUIText">Color table radio button</text:span>. </text:p>
      <text:p text:style-name="Body">If you want all subsets to be the same color, click the <text:span text:style-name="GUIText">Single</text:span> radio button at the top of the <text:span text:style-name="GUIText">Boundary plot attributes window</text:span> and select a new color from the <text:span text:style-name="GUIText">Popup color menu</text:span> that is activated by clicking on the <text:span text:style-name="GUIText">Single color button</text:span> . The opacity slider next to the <text:span text:style-name="GUIText">Single color button</text:span> sets the opacity for the single color.</text:p>
      <text:p text:style-name="Body">Clicking the <text:span text:style-name="GUIText">Multiple</text:span> radio button causes each material boundary to be a different, user-specified color. By default, multiple colors are set using the colors of the discrete color table that is active when the Boundary or FilledBoundary plot is created. To change the color for any of the materials, select one or more materials from the list of materials and click on the <text:span text:style-name="GUIText">Color button</text:span> to the right of the <text:span text:style-name="GUIText">Multiple</text:span> radio button and select a new color from the <text:span text:style-name="GUIText">Popup color menu</text:span>. To change the opacity for a material, move <text:span text:style-name="GUIText">Multiple</text:span> opacity slider to the left to make the material more transparent or move the slider to the right to make the material more opaque.</text:p>
      <text:p text:style-name="Body">The <text:span text:style-name="GUIText">Boundary plot attributes window</text:span> contains a list of material names with an associated color. To change a material's color, select one or more materials from the list, click the color button and select a new color from the popup color menu. </text:p>
      <text:h text:style-name="Heading_20_3" text:outline-level="4"><text:alphabetical-index-mark-start text:id="IMark67475960" text:key1="Boundary plot"/>Opacity<text:alphabetical-index-mark-end text:id="IMark67475960"/></text:h>
      <text:p text:style-name="Body">The <text:alphabetical-index-mark-start text:id="IMark52223704"/>Boundary plot<text:alphabetical-index-mark-end text:id="IMark52223704"/>'s opacity can be changed globally as well as on a per material basis. To change material opacity, first select one or more materials in the list and move the opacity slider next to the color button. Moving the opacity slider to the left makes the selected materials more transparent and moving the slider to the right makes the selected materials more opaque. To change the entire plot's opacity globally, use the <text:span text:style-name="GUIText">Opacity</text:span> slider near the bottom of the window.</text:p>
      <text:h text:style-name="Heading_20_3" text:outline-level="4"><draw:frame draw:style-name="fr6" draw:name="Frame_FilledModeAndWireframeMode" text:anchor-type="paragraph" svg:x="3.4083in" svg:y="0.0965in" svg:width="3.5in" draw:z-index="29"><draw:text-box fo:min-height="2.4264in"><text:p text:style-name="Frame_20_contents"><draw:frame draw:style-name="fr24" draw:name="graphics9" text:anchor-type="paragraph" svg:width="3.5in" svg:height="1.75in" draw:z-index="30"><draw:image xlink:href="../images/Plots/filledboundarywireframe.png" xlink:type="simple" xlink:show="embed" xlink:actuate="onLoad"/></draw:frame><draw:frame text:anchor-type="paragraph" draw:z-index="31" draw:style-name="gr14" draw:text-style-name="P15" svg:width="1.0213in" svg:height="0.2705in" svg:x="0.3673in" svg:y="1.7492in"><draw:text-box><text:p text:style-name="P13"><text:span text:style-name="T1">Filled mode</text:span></text:p></draw:text-box></draw:frame><draw:frame text:anchor-type="paragraph" draw:z-index="32" draw:style-name="gr14" draw:text-style-name="P15" svg:width="1.0213in" svg:height="0.2705in" svg:x="2.0882in" svg:y="1.7492in"><draw:text-box><text:p text:style-name="P13"><text:span text:style-name="T1">Filled mode</text:span></text:p></draw:text-box></draw:frame><draw:line text:anchor-type="paragraph" draw:z-index="33" draw:style-name="gr13" draw:text-style-name="P13" svg:x1="0.878in" svg:y1="1.7492in" svg:x2="0.878in" svg:y2="1.3736in"><text:p/></draw:line><draw:line text:anchor-type="paragraph" draw:z-index="34" draw:style-name="gr13" draw:text-style-name="P13" svg:x1="2.5882in" svg:y1="1.7492in" svg:x2="2.5882in" svg:y2="1.3736in"><text:p/></draw:line></text:p><text:p text:style-name="Figure">Figure <text:sequence text:ref-name="refFigure7" text:name="Figure" text:formula="ooow:Figure+1" style:num-format="1">1-7</text:sequence>: Filled mode and wireframe mode</text:p></draw:text-box></draw:frame><text:soft-page-break/><text:alphabetical-index-mark-start text:id="IMark40285976" text:key1="FilledBoundary plot"/>Wireframe mode<text:alphabetical-index-mark-end text:id="IMark40285976"/></text:h>
      <text:p text:style-name="Body">The Boundary plot and the FilledBoundary plot can be modified so that they only display outer edges of material boundaries. This option usually leaves lines that give only the rough shape of materials and where they join other materials as seen in <text:sequence-ref text:reference-format="category-and-value" text:ref-name="refFigure7">Figure 1-7</text:sequence-ref>. To make the Boundary or FilledBoundary plots display in wireframe mode, check the <text:span text:style-name="GUIText">Wireframe</text:span> check box near the bottom of the window.</text:p>
      <text:h text:style-name="Heading_20_3" text:outline-level="4"><text:alphabetical-index-mark-start text:id="IMark52223704" text:key1="FilledBoundary plot"/>Drawing internal surfaces<text:alphabetical-index-mark-end text:id="IMark52223704"/></text:h>
      <text:p text:style-name="Body">When you make one or more material boundaries transparent, you might want to also draw internal surfaces so you can see interior plot details that are normally removed to make the plot draw faster. To draw internal surfaces, check the <text:span text:style-name="GUIText">Draw internal surfaces</text:span> check box near the bottom of the <text:span text:style-name="GUIText">Boundary plot attributes window</text:span> or <text:span text:style-name="GUIText">FilledBoundary plot attributes window</text:span>.</text:p>
      <text:h text:style-name="Heading_20_3" text:outline-level="4"><text:alphabetical-index-mark-start text:id="IMark46631896" text:key1="FilledBoundary plot"/>Geometry smoothing<text:alphabetical-index-mark-end text:id="IMark46631896"/></text:h>
      <text:p text:style-name="Body">Sometimes visualization operations such as material interface reconstruction can alter mesh surfaces so they are pointy or distorted. The Boundary plot and the FilledBoundary plot provide an optional Geometry smoothing option to smooth out the mesh surfaces so they look better when the plots are visualized. Geometry smoothing is not done by default, you must click the <text:span text:style-name="GUIText">Fast</text:span> or <text:span text:style-name="GUIText">High</text:span> radio buttons to enable it. The <text:span text:style-name="GUIText">Fast</text:span> geometry smoothing setting smooths out the geometry a little while the <text:span text:style-name="GUIText">High</text:span> setting works produces smoother surfaces.</text:p>
      <text:h text:style-name="Heading_20_3" text:outline-level="4"><text:alphabetical-index-mark-start text:id="IMark52223704" text:key1="FilledBoundary plot"/>Drawing only clean zones<text:alphabetical-index-mark-end text:id="IMark52223704"/></text:h>
      <text:p text:style-name="Body">The FilledBoundary plot, since it deals almost exclusively with plotting materials, has an option to only draw clean zones, which are zones that contain a single material. When only clean zones are drawn, all clean cells are drawn normally but all zones that contained more than one material are drawn with a color that can be set to match the vis window's background color (see <text:sequence-ref text:reference-format="category-and-value" text:ref-name="refFigure8">Figure 1-8</text:sequence-ref>). Drawing clean zones is primarily used to examine how materials mix in 2D databases. To make VisIt draw only the clean zones, click the <text:span text:style-name="GUIText">Clean zones only</text:span> check box. After that, you can set the mixed color by clicking on the <text:span text:style-name="GUIText">Mixed color</text:span> color button and selecting a new color from the popup color palette.</text:p>
      <text:h text:style-name="Heading_20_3" text:outline-level="4"><draw:frame draw:style-name="fr4" draw:name="Frame_AllZonesAndCleanZones" text:anchor-type="paragraph" svg:width="4in" draw:z-index="35"><draw:text-box fo:min-height="2.5in"><text:p text:style-name="Frame_20_contents"><draw:frame draw:style-name="fr25" draw:name="graphics10" text:anchor-type="paragraph" svg:width="4in" svg:height="2in" draw:z-index="36"><draw:image xlink:href="../images/Plots/filledboundarymixedzones.png" xlink:type="simple" xlink:show="embed" xlink:actuate="onLoad"/></draw:frame><draw:frame text:anchor-type="paragraph" draw:z-index="37" draw:style-name="gr15" draw:text-style-name="P15" svg:width="1.1776in" svg:height="0.313in" svg:x="0.4134in" svg:y="2.0016in"><draw:text-box><text:p text:style-name="P13"><text:span text:style-name="T1">All zones</text:span></text:p></draw:text-box></draw:frame><draw:frame text:anchor-type="paragraph" draw:z-index="38" draw:style-name="gr15" draw:text-style-name="P15" svg:width="1.4898in" svg:height="0.313in" svg:x="2.278in" svg:y="2.0016in"><draw:text-box><text:p text:style-name="P13"><text:span text:style-name="T1">Clean zones only</text:span></text:p><text:p text:style-name="P13"><text:span text:style-name="T2">(mixed cells drawn in black)</text:span></text:p></draw:text-box></draw:frame><draw:line text:anchor-type="paragraph" draw:z-index="39" draw:style-name="gr13" draw:text-style-name="P13" svg:x1="0.9756in" svg:y1="1.9992in" svg:x2="0.9756in" svg:y2="1.5575in"><text:p/></draw:line><draw:line text:anchor-type="paragraph" draw:z-index="40" draw:style-name="gr13" draw:text-style-name="P13" svg:x1="3.0071in" svg:y1="1.9992in" svg:x2="3.0071in" svg:y2="1.5575in"><text:p/></draw:line></text:p><text:p text:style-name="Figure">Figure <text:sequence text:ref-name="refFigure8" text:name="Figure" text:formula="ooow:Figure+1" style:num-format="1">1-8</text:sequence>: All zones and clean zones</text:p></draw:text-box></draw:frame><text:soft-page-break/><text:alphabetical-index-mark-start text:id="IMark45454568" text:key1="FilledBoundary plot"/>Setting point properties<text:alphabetical-index-mark-end text:id="IMark45454568"/></text:h>
      <text:p text:style-name="Body"><draw:frame draw:style-name="fr7" draw:name="Frame_FBPointProperties" text:anchor-type="paragraph" svg:width="6.5in" draw:z-index="41"><draw:text-box fo:min-height="1.7811in"><text:p text:style-name="Figure"><draw:frame draw:style-name="fr26" draw:name="graphics11" text:anchor-type="paragraph" svg:width="6.5in" svg:height="1.3in" draw:z-index="42"><draw:image xlink:href="../images/Plots/pointtypes.png" xlink:type="simple" xlink:show="embed" xlink:actuate="onLoad"/></draw:frame>Figure <text:sequence text:ref-name="refFigure9" text:name="Figure" text:formula="ooow:Figure+1" style:num-format="1">1-9</text:sequence>: Point types: Box, Axis, Icosahedron, Point, Sphere</text:p></draw:text-box></draw:frame>Albeit rare, the Boundary and FilledBoundary plots can be used to plot points that belong to different materials. Both plots provide controls that allow you to set the representation and size of the points. You can change the points' representation using the different <text:span text:style-name="GUIText">Point Type</text:span> radio buttons. The available options are: <text:span text:style-name="GUIText">Box</text:span>, <text:span text:style-name="GUIText">Axis</text:span>, <text:span text:style-name="GUIText">Icosahedron</text:span>, <text:span text:style-name="GUIText">Point</text:span>, and <text:span text:style-name="GUIText">Sphere </text:span>(see <text:sequence-ref text:reference-format="category-and-value" text:ref-name="refFigure9">Figure 1-9</text:sequence-ref>). The default point type is <text:span text:style-name="GUIText">Point</text:span> because that is the fastest to draw, followed by <text:span text:style-name="GUIText">Sphere</text:span>. The other point types create additional geometry and can take longer to appear on the screen and subsequently draw. To change the size of the points when the point type is set to <text:span text:style-name="GUIText">Box</text:span>, <text:span text:style-name="GUIText">Axis</text:span>, or <text:span text:style-name="GUIText">Icosahedron</text:span>, you can enter a new floating point value into the <text:span text:style-name="GUIText">Point size</text:span> text field. When the point type is set to <text:span text:style-name="GUIText">Point</text:span> or <text:span text:style-name="GUIText">Sphere</text:span>, the <text:span text:style-name="GUIText">Point size</text:span> text field becomes the <text:span text:style-name="GUIText">Point size (pixels)</text:span> text field and you should enter your point size in terms of pixels. Finally, you can opt to scale the points' glyphs using a scalar expression by turning on the <text:span text:style-name="GUIText">Scale point size by variable</text:span> check box and by selecting a scalar variable from the <text:span text:style-name="GUIText">Variable</text:span> button to the right of that check box. Note that point scaling does not occur when the point type is set to <text:span text:style-name="GUIText">Point</text:span> or <text:span text:style-name="GUIText">Sphere</text:span>.</text:p>
      <text:h text:style-name="Heading_20_2" text:outline-level="3"><text:soft-page-break/><text:alphabetical-index-mark text:string-value="Contour plot"/>Contour Plot</text:h>
      <text:p text:style-name="Body"><draw:frame draw:style-name="fr7" draw:name="Frame_ContourPlot" text:anchor-type="paragraph" svg:width="6in" draw:z-index="43"><draw:text-box fo:min-height="4.7354in"><text:p text:style-name="Figure"><draw:frame draw:style-name="fr27" draw:name="graphics13" text:anchor-type="paragraph" svg:width="2.5in" svg:height="4.2902in" draw:z-index="45"><draw:image xlink:href="../images/Plots/contourwindow.png" xlink:type="simple" xlink:show="embed" xlink:actuate="onLoad"/></draw:frame><draw:frame draw:style-name="fr28" draw:name="graphics12" text:anchor-type="paragraph" svg:width="3.5in" svg:height="3.25in" draw:z-index="44"><draw:image xlink:href="../images/Plots/contourplot.png" xlink:type="simple" xlink:show="embed" xlink:actuate="onLoad"/></draw:frame>Figure <text:sequence text:ref-name="refFigure10" text:name="Figure" text:formula="ooow:Figure+1" style:num-format="1">1-10</text:sequence>: Contour plot and its plot attributes window</text:p></draw:text-box></draw:frame>This plot, shown in <text:sequence-ref text:reference-format="category-and-value" text:ref-name="refFigure10">Figure 1-10</text:sequence-ref>, displays the location of values for scalar variables like density or pressure using lines for 2D plots and surfaces for 3D plots. In visualization terms, these plots are isosurfaces. VisIt's Contour plot allows you to specify the number of contours to display as well as the colors and opacities of the contours.</text:p>
      <text:h text:style-name="Heading_20_3" text:outline-level="4"><text:alphabetical-index-mark text:string-value="Number of contours" text:key1="Contour plot"/>Setting the number of contours</text:h>
      <text:p text:style-name="Body">By default, VisIt constructs 10 levels into which the data fall. These levels are linearly interpolated values between the data minimum and data maximum. However, you can set your own number of levels, specify the levels you want to see or indicate the percentages for the levels.</text:p>
      <text:p text:style-name="Body">To choose how levels are specified, make a selection from the <text:span text:style-name="GUIText">Select by</text:span> menu. The available options are: <text:span text:style-name="GUIText">N levels, Levels</text:span>, and <text:span text:style-name="GUIText">Percent</text:span>. <text:span text:style-name="GUIText">N levels</text:span>, the default method, allows you to specify the number of levels which will be generated, with 10 being the default. <text:span text:style-name="GUIText">Levels</text:span> requires you to specify real numbers for the levels you want to see. <text:span text:style-name="GUIText">Percent</text:span> takes a list of percentages like 50.5 60 40. Using the numbers just mentioned, the first contour would be placed at the value which is 50.5% of the way between the minimum and maximum data values. The next contour <text:soft-page-break/>would be placed at the value which is 60% of the way between the minimum and maximum data values, and so forth. You specify all values for setting the number of contours by typing into the text field to the right of the <text:span text:style-name="GUIText">Select by</text:span> menu.</text:p>
      <text:h text:style-name="Heading_20_3" text:outline-level="4"><text:alphabetical-index-mark text:string-value="Limits" text:key1="Contour plot"/>Setting Limits</text:h>
      <text:p text:style-name="Body">The <text:span text:style-name="GUIText">Contour plot attributes window</text:span> provides controls that allow you to specify artificial minima and maxima for the data in the plot. This is useful when you have a small range of values that are of interest and you only want the contours to be generated through that range. To set the minimum value, click the <text:span text:style-name="GUIText">Min</text:span> check box to enable the <text:span text:style-name="GUIText">Min</text:span> text field and then type a new minimum value into the text field. To set the maximum value, click the <text:span text:style-name="GUIText">Max</text:span> check box to enable the <text:span text:style-name="GUIText">Max</text:span> text field and then type a new maximum value into the text field. Note that either the min, max or both can be specified. If neither minimum nor maximum values are specified, VisIt uses the minimum and maximum values in the database.</text:p>
      <text:h text:style-name="Heading_20_3" text:outline-level="4"><text:alphabetical-index-mark-start text:id="IMark47056904" text:key1="Contour plot"/>Scaling<text:alphabetical-index-mark-end text:id="IMark47056904"/></text:h>
      <text:p text:style-name="Body">The Contour plot typically creates contours through a range of values by linearly interpolating to the next value. You can also change the scale to a logarithmic function to get the list of contour values through the specified range. To change the scale, click either the <text:span text:style-name="GUIText">Linear</text:span> or <text:span text:style-name="GUIText">Log</text:span> radio buttons in the <text:span text:style-name="GUIText">Contour plot attributes window</text:span>.</text:p>
      <text:h text:style-name="Heading_20_3" text:outline-level="4"><text:alphabetical-index-mark text:string-value="Contour colors" text:key1="Contour plot"/>Setting contour colors</text:h>
      <text:p text:style-name="Body">The main portion of the <text:span text:style-name="GUIText">Contour plot attributes window</text:span>, also known as the <text:span text:style-name="GUIText">Contour colors area</text:span>, is devoted to setting contour colors. Contour plot colors can be assigned three different ways, the first of which uses a color table. A color table is a named palette of colors that you can customize to suite your needs. When the Contour plot uses a color table to color the levels, it selects colors that are evenly spaced through the color table based on the number of levels. For example, if you have five levels and you are coloring them using the "rainbow" color table, the Contour plot picks five colors out of the color table so your levels are colored magenta, blue, cyan, green, yellow, and red. The colors change when increasing or decreasing the number of levels when you use a color table because VisIt uses the new number of levels to sample different locations in the color table. As a rule, increasing the number of levels results in coloration that is closer to the color table because more colors from the color table are represented. To color a Contour plot with a color table, click on the <text:span text:style-name="GUIText">Color table radio button</text:span> and choose a color table from the <text:span text:style-name="GUIText">Color table menu</text:span> to right of the <text:span text:style-name="GUIText">Color table radio button</text:span>. </text:p>
      <text:p text:style-name="Body"><text:soft-page-break/>If you want all levels to be the same color, click the <text:span text:style-name="GUIText">Single</text:span> radio button at the top of the <text:span text:style-name="GUIText">Contour plot attributes window</text:span> and select a new color from the <text:span text:style-name="GUIText">Popup color menu</text:span> that is activated by clicking on the <text:span text:style-name="GUIText">Single color button</text:span> . The opacity slider next to the <text:span text:style-name="GUIText">Single </text:span><text:span text:style-name="GUIText">color button</text:span> sets the opacity for the single color.</text:p>
      <text:p text:style-name="Body">Clicking the <text:span text:style-name="GUIText">Multiple</text:span> radio button causes each level to be a different, user-specified color. By default, multiple colors are set using the colors of the discrete color table that is active when the Contour plot is created. To change the color for any of the levels, click on the level's <text:span text:style-name="GUIText">Color button</text:span> and select a new color from the <text:span text:style-name="GUIText">Popup color menu</text:span>. To change the opacity for a level, move its opacity slider to the left to make the level more transparent or move the slider to the right to make the level more opaque.</text:p>
      <text:h text:style-name="Heading_20_3" text:outline-level="4"><text:alphabetical-index-mark-start text:id="IMark40285976" text:key1="Contour plot"/>Wireframe view<text:alphabetical-index-mark-end text:id="IMark40285976"/></text:h>
      <text:p text:style-name="Body">The <text:span text:style-name="GUIText">Contour plot attributes window</text:span> provides a <text:span text:style-name="GUIText">Wireframe</text:span> toggle button used to draw only the lines along the edges of the contour. This option only has an effect on 3D Contour plots.</text:p>
      <text:h text:style-name="Heading_20_2" text:outline-level="3"><text:alphabetical-index-mark text:string-value="Curve plot"/>Curve Plot</text:h>
      <text:p text:style-name="Body"><draw:frame draw:style-name="fr8" draw:name="Frame_CurvePlot" text:anchor-type="paragraph" svg:width="6in" draw:z-index="46"><draw:text-box fo:min-height="3.6756in"><text:p text:style-name="Figure"><draw:frame draw:style-name="fr29" draw:name="graphics15" text:anchor-type="paragraph" svg:width="2.5in" svg:height="1.9598in" draw:z-index="48"><draw:image xlink:href="../images/Plots/curvewindow.png" xlink:type="simple" xlink:show="embed" xlink:actuate="onLoad"/></draw:frame><draw:frame draw:style-name="fr21" draw:name="graphics14" text:anchor-type="paragraph" svg:width="3.5in" svg:height="3.2598in" draw:z-index="47"><draw:image xlink:href="../images/Plots/curveplot.png" xlink:type="simple" xlink:show="embed" xlink:actuate="onLoad"/></draw:frame>Figure <text:sequence text:ref-name="refFigure11" text:name="Figure" text:formula="ooow:Figure+1" style:num-format="1">1-11</text:sequence>: Curve plot and its plot attributes window</text:p></draw:text-box></draw:frame>The Curve plot, shown in <text:sequence-ref text:reference-format="category-and-value" text:ref-name="refFigure11">Figure 1-11</text:sequence-ref>, displays a simple group of X-Y pair data such as that output by 1D simulations or data produced by Lineouts of 2D or 3D datasets. Curve plots are useful for visualizations where it is useful to plot 1D quantities that evolve over time.</text:p>
      <text:h text:style-name="Heading_20_3" text:outline-level="4"><text:soft-page-break/>Setting <text:alphabetical-index-mark-start text:id="IMark40285976" text:key1="Curve plot"/>line style<text:alphabetical-index-mark-end text:id="IMark40285976"/> and <text:alphabetical-index-mark-start text:id="IMark45454568" text:key1="Curve plot"/>line width<text:alphabetical-index-mark-end text:id="IMark45454568"/></text:h>
      <text:p text:style-name="Body">Several Curve plots are often drawn in the same visualization window so it is necessary that Curve plots can be distinguished from each other. Fortunately, VisIt provides controls to change the line style and line width so that Curve plots can be told apart. Line style is a pattern used to draw the line and it is solid by default but it can also be dashed, dotted, or dash-dotted. You choose a new line style by making a selection from the <text:span text:style-name="GUIText">Line Style menu</text:span>. The line width, which determines the boldness of the curve, is set by making a selection from the <text:span text:style-name="GUIText">Line Width menu</text:span>.</text:p>
      <text:h text:style-name="Heading_20_3" text:outline-level="4">Setting <text:alphabetical-index-mark text:string-value="Curve color" text:key1="Curve plot"/>curve color</text:h>
      <text:p text:style-name="Body">The Curve plot's color can be changed by clicking on the <text:span text:style-name="GUIText">Color button</text:span> and making a selection from the <text:span text:style-name="GUIText">Popup color menu</text:span>.</text:p>
      <text:h text:style-name="Heading_20_3" text:outline-level="4">Showing <text:alphabetical-index-mark text:string-value="Curve labels" text:key1="Curve plot"/>curve labels</text:h>
      <text:p text:style-name="Body">In addition to line style and line width, Curve plots have a label that can be displayed to help distinguish a Curve plot from other Curve plots. Curve plot labels are on by default, but if you want to turn the label off, you can uncheck the <text:span text:style-name="GUIText">Labels</text:span> check box.</text:p>
      <text:h text:style-name="Heading_20_3" text:outline-level="4">Drawing points on the Curve plot</text:h>
      <text:p text:style-name="Body"><draw:frame draw:style-name="fr3" draw:name="Frame_HistogramPlot" text:anchor-type="paragraph" svg:width="3.5in" draw:z-index="49"><draw:text-box fo:min-height="3.75in"><text:p text:style-name="Figure"><draw:frame draw:style-name="fr25" draw:name="graphics16" text:anchor-type="paragraph" svg:width="3.5in" svg:height="3.4354in" draw:z-index="50"><draw:image xlink:href="../images/Plots/histogramplot.png" xlink:type="simple" xlink:show="embed" xlink:actuate="onLoad"/></draw:frame>Figure <text:sequence text:ref-name="refFigure12" text:name="Figure" text:formula="ooow:Figure+1" style:num-format="1">1-12</text:sequence>: Histogram plot</text:p></draw:text-box></draw:frame>The Curve plot is composed of a set of (X,Y) pairs through which line segments are drawn to form a curve. To make VisIt draw a point glyph at the location of each (X,Y) point, click the <text:span text:style-name="GUIText">Points</text:span> check box. You can control the size of the points by typing a new point size into the <text:span text:style-name="GUIText">Point size</text:span> text field.</text:p>
      <text:h text:style-name="Heading_20_2" text:outline-level="3"><text:alphabetical-index-mark text:string-value="Histogram plot"/>Histogram Plot</text:h>
      <text:p text:style-name="Body">The Histogram plot divides the data range of a scalar variable into a number of bins and groups the variable's values, weighted by cell area or revolved volume, into different bins. The values in each bin are then used to create a bar graph or curve that represents the distribution of values <text:soft-page-break/>throughout the variable's data range. The Histogram plot can be used to determine where data values cluster in the range of a scalar variable. The Histogram plot is shown in <text:sequence-ref text:reference-format="category-and-value" text:ref-name="refFigure12">Figure 1-12</text:sequence-ref>.</text:p>
      <text:h text:style-name="Heading_20_3" text:outline-level="4">Setting the <text:alphabetical-index-mark text:string-value="Data range" text:key1="Histogram plot"/>histogram data range</text:h>
      <text:p text:style-name="Body"><draw:frame draw:style-name="fr9" draw:name="Frame_HistogramPlotWindow" text:anchor-type="paragraph" svg:x="3.9008in" svg:y="0.0807in" svg:width="3in" draw:z-index="51"><draw:text-box fo:min-height="3.8409in"><text:p text:style-name="Figure"><draw:frame draw:style-name="fr26" draw:name="graphics17" text:anchor-type="paragraph" svg:width="3in" svg:height="3.1598in" draw:z-index="52"><draw:image xlink:href="../images/Plots/histogramwindow.png" xlink:type="simple" xlink:show="embed" xlink:actuate="onLoad"/></draw:frame>Figure <text:sequence text:ref-name="refFigure13" text:name="Figure" text:formula="ooow:Figure+1" style:num-format="1">1-13</text:sequence>: Histogram plot attributes window</text:p></draw:text-box></draw:frame>By default, the Histogram plot profiles a variables entire data range. If you want to restrict the Histogram plot so it only takes a subset of a variable's data range into consideration when assigning values to bins, you can set the minimum and maximum values that will be considered by the Histogram plot. To specify a data range, click the <text:span text:style-name="GUIText">Specify Range</text:span> check box and then type in floating point numeric values into the <text:span text:style-name="GUIText">Minimum</text:span> and <text:span text:style-name="GUIText">Maximum</text:span> text fields in the <text:span text:style-name="GUIText">Histogram plot attributes window</text:span> (see <text:sequence-ref text:reference-format="category-and-value" text:ref-name="refFigure13">Figure 1-13</text:sequence-ref>) before clicking its <text:span text:style-name="GUIText">Apply</text:span> button. Once the data range is set, the Histogram plot will restrict the values that it considers to the specified data range.</text:p>
      <text:h text:style-name="Heading_20_3" text:outline-level="4">Setting the <text:alphabetical-index-mark text:string-value="Graph type" text:key1="Histogram plot"/>type of graph</text:h>
      <text:p text:style-name="Body">The Histogram plot has two mode in which it can appear: curve and block. When the Histogram plot is drawn as a curve, it looks like the Curve plot. When the Histogram plot is drawn in block mode, it is drawn as a bar graph where each bin is plotted along the X-axis and the height of each bar corresponds to the number of values that were assigned to that bin. You can set change the Histogram plot's appearance by clicking the <text:span text:style-name="GUIText">Curve</text:span> or <text:span text:style-name="GUIText">Block</text:span> radio buttons.</text:p>
      <text:h text:style-name="Heading_20_3" text:outline-level="4">Setting the <text:alphabetical-index-mark text:string-value="Number of bins" text:key1="Histogram plot"/>number of bins</text:h>
      <text:p text:style-name="Body">The Histogram plot divides a variable's data range into a number of bins and then counts the weighted values that fall within each bin. The bins and the counted data are then used to create a graph that represents the distribution of data within the variable's data range. As the Histogram plot uses more bins, the graph of data distribution becomes more accurate. However, the graph can also become rougher because as the number of bins increases, the likelihood that no data values fall within a particular bin also increases. To set the number of bins for the Histogram plot, type a new number of bins into the <text:span text:style-name="GUIText">Number of Bins</text:span> text field and click the <text:span text:style-name="GUIText">Apply</text:span> button in the <text:soft-page-break/><text:span text:style-name="GUIText">Histogram plot attributes window</text:span>.</text:p>
      <text:h text:style-name="Heading_20_3" text:outline-level="4">Setting the histogram calculation method</text:h>
      <text:p text:style-name="Body">When the Histogram plot groups data values into bins, it weights the data value by the surface area or revolved volume of the cell so contributions from different sizes of cells are compared fairly. To change the calculation method used to weight the cells, click on the <text:span text:style-name="GUIText">Area</text:span> radio button to make VisIt use surface area or click on the <text:span text:style-name="GUIText">Revolved volume</text:span> radio button to make VisIt use the revolved volume of a 2D cell as the weighting multiplier used to group cells into the right bins.</text:p>
      <text:h text:style-name="Heading_20_2" text:outline-level="3"><text:alphabetical-index-mark text:string-value="Label plot"/>Label Plot</text:h>
      <text:p text:style-name="Body"><draw:frame draw:style-name="fr7" draw:name="Frame_LabelPlot" text:anchor-type="paragraph" svg:width="6in" draw:z-index="53"><draw:text-box fo:min-height="3.8839in"><text:p text:style-name="Figure"><draw:frame draw:style-name="fr27" draw:name="graphics19" text:anchor-type="paragraph" svg:width="2.5in" svg:height="3.2598in" draw:z-index="55"><draw:image xlink:href="../images/Plots/labelplotwindow.png" xlink:type="simple" xlink:show="embed" xlink:actuate="onLoad"/></draw:frame><draw:frame draw:style-name="fr30" draw:name="graphics18" text:anchor-type="paragraph" svg:width="3.5in" svg:height="3.35in" draw:z-index="54"><draw:image xlink:href="../images/Plots/labelplot.png" xlink:type="simple" xlink:show="embed" xlink:actuate="onLoad"/></draw:frame>Figure <text:sequence text:ref-name="refFigure14" text:name="Figure" text:formula="ooow:Figure+1" style:num-format="1">1-14</text:sequence>: Label plot of the mesh overlayed on Pseudocolor and Mesh plots, and the Label plot attributes window</text:p></draw:text-box></draw:frame>The Label plot, shown in <text:sequence-ref text:reference-format="category-and-value" text:ref-name="refFigure14">Figure 1-14</text:sequence-ref> can display mesh information, scalar fields, vector fields, tensor fields, array variables, subset names, and material names. The Label plot is often used as a debugging device for simulation codes since it allows the user to see labels containing the exact values at the computational mesh's nodes or cell centers. Since the Label plot's job is to display labels representing the computational mesh or the fields defined on that mesh, it does not convey much information about the actual mesh geometry. Since having a Label plot by itself does not usually give enough information to understand the plotted dataset, the Label plot is almost always used with other plots.</text:p>
      <text:h text:style-name="Heading_20_3" text:outline-level="4"><text:alphabetical-index-mark text:string-value="Choosing the variable" text:key1="Label plot"/>Choosing the Label plot's variable</text:h>
      <text:p text:style-name="Body">You can choose the Label plot's variable using the <text:alphabetical-index-mark text:string-value="Variable menu"/><text:span text:style-name="GUIText">Variable</text:span> menu under the <text:span text:style-name="GUIText">Plot list</text:span> the same way as you would with any other type of plot. One special property that distinguishes the Label plot from some of VisIt's other plots is that it can plot multiple types of variables. The Label plot can display information for meshes, scalars, vectors, tensors, array variables, subsets, and materials so you will typically find more variables available for the Label plot than you would for other plots. When you choose a mesh variable for the Label plot, you can display both the mesh node numbers and cell numbers otherwise you are limited to displaying only the variable being <text:soft-page-break/>plotted.</text:p>
      <text:h text:style-name="Heading_20_3" text:outline-level="4"><text:alphabetical-index-mark-start text:id="IMark50093576" text:key1="Label plot"/>Showing node and zone numbers<text:alphabetical-index-mark-end text:id="IMark50093576"/></text:h>
      <text:p text:style-name="Body">The Label plot can display the node and cell numbers for the computational mesh if you have selected a mesh variable to plot. By default, the Label plot will display cell numbers only. The cell numbers will be displayed in the format most natural to the underlying mesh representation, which means that unstructured meshes will have cell numbers that are displayed as single integers while structured meshes will be displayed in i,j,k format when possible. If you want the Label plot to show a mesh's node numbers in addition to its cell numbers, you can click on the <text:span text:style-name="GUIText">Show nodes</text:span> check box. If you no longer want the Label plot to show the mesh's cell numbers, you can turn off the <text:span text:style-name="GUIText">Show cells</text:span> check box.</text:p>
      <text:h text:style-name="Heading_20_3" text:outline-level="4"><text:alphabetical-index-mark-start text:id="IMark52223704" text:key1="Label plot"/>Restricting the number of labels<text:alphabetical-index-mark-end text:id="IMark52223704"/></text:h>
      <text:p text:style-name="Body">Most computational meshes contain many thousands, millions, or even billions of nodes and cells. Adding that many labels would quickly become burdensome on the computer and would result in a Label plot so dense that individual labels could no longer be read or even associated with their cell or node.</text:p>
      <text:p text:style-name="Body">VisIt's Label plot restricts the number of labels by default to some user-settable number of labels that can comfortably fit on the screen. The method used to restrict the number of labels differs for 2D and 3D plots. For 2D plots, the viewable portion of world space is periodically subdivided, based on the zoom level, into some number of bins to which labels are then assigned. As you zoom in on the Label plot, labels that go beyond the viewport are no longer drawn and new labels that were previously hidden take their place. This allows the Label plot to efficiently draw many labels without crowding the labels on top of each other. For 3D plots, the Label plot divides up the screen into a user-settable number of bins. All label coordinates are transformed so that they can be assigned to a screen bin and the label wins the screen bin if it is closer than the label that was previously in the bin. This ensures that a small subset of all possible labels is drawn and that they do not usually overlap on the screen. If you find that the labels appear to be from the back of the mesh instead of from the front, it's quite possible that the normals generated for your mesh were inverted for some reason. To combat this problem, select <text:span text:style-name="GUIText">Back</text:span> or <text:span text:style-name="GUIText">Front or Back</text:span> from the <text:span text:style-name="GUIText">Draw labels that face</text:span> combo box.</text:p>
      <text:p text:style-name="Body">If you want to set the number of labels that the Label plot will draw, you can type in a new value into the spin box next to the <text:span text:style-name="GUIText">Restrict number of labels to</text:span> check box or use the up and down arrows on the spin box. If you want to force the Label plot to draw all labels, you can turn off the <text:span text:style-name="GUIText">Restrict number of labels to</text:span> check box. Sometimes making the Label plot draw all of the labels can be faster than drawing a subset of labels.</text:p>
      <text:h text:style-name="Heading_20_3" text:outline-level="4"><text:soft-page-break/><text:alphabetical-index-mark text:string-value="Depth testing" text:key1="Label plot"/>Depth testing for 3D Label plots</text:h>
      <text:p text:style-name="Body"><draw:frame draw:style-name="fr7" draw:name="Frame_LabelPlotDepthTest" text:anchor-type="paragraph" svg:width="4in" draw:z-index="56"><draw:text-box fo:min-height="3in"><text:p text:style-name="Frame_20_contents"><draw:frame draw:style-name="fr17" draw:name="graphics20" text:anchor-type="paragraph" svg:width="4in" svg:height="1.9602in" draw:z-index="57"><draw:image xlink:href="../images/Plots/labelplotdepthtest.png" xlink:type="simple" xlink:show="embed" xlink:actuate="onLoad"/></draw:frame><draw:line text:anchor-type="paragraph" draw:z-index="60" draw:style-name="gr13" draw:text-style-name="P13" svg:x1="0.9591in" svg:y1="2.3417in" svg:x2="0.9591in" svg:y2="1.748in"><text:p/></draw:line><draw:line text:anchor-type="paragraph" draw:z-index="61" draw:style-name="gr13" draw:text-style-name="P13" svg:x1="2.928in" svg:y1="2.3417in" svg:x2="2.928in" svg:y2="1.748in"><text:p/></draw:line><draw:ellipse text:anchor-type="paragraph" draw:z-index="62" draw:style-name="gr17" draw:text-style-name="P13" svg:width="1.063in" svg:height="0.6669in" svg:x="0.4902in" svg:y="0.9772in"><text:p/></draw:ellipse><draw:ellipse text:anchor-type="paragraph" draw:z-index="63" draw:style-name="gr17" draw:text-style-name="P13" svg:width="1.063in" svg:height="0.6669in" svg:x="2.4591in" svg:y="0.9772in"><text:p/></draw:ellipse><draw:line text:anchor-type="paragraph" draw:z-index="64" draw:style-name="gr18" draw:text-style-name="P13" svg:x1="1.5528in" svg:y1="1.3102in" svg:x2="2.4591in" svg:y2="1.3102in"><text:p/></draw:line></text:p><text:p text:style-name="Frame_20_contents"><draw:frame text:anchor-type="paragraph" draw:z-index="58" draw:style-name="gr16" draw:text-style-name="P15" svg:width="1.9177in" svg:height="0.3335in" svg:x="0in" svg:y="0.0063in"><draw:text-box><text:p text:style-name="P13"><text:span text:style-name="T1">Without depth test</text:span></text:p></draw:text-box></draw:frame><draw:frame text:anchor-type="paragraph" draw:z-index="59" draw:style-name="gr16" draw:text-style-name="P15" svg:width="1.9177in" svg:height="0.3335in" svg:x="1.9689in" svg:y="0.0063in"><draw:text-box><text:p text:style-name="P13"><text:span text:style-name="T1">With depth test</text:span></text:p></draw:text-box></draw:frame></text:p><text:p text:style-name="Figure">Figure <text:sequence text:ref-name="refFigure15" text:name="Figure" text:formula="ooow:Figure+1" style:num-format="1">1-15</text:sequence>: Removing extra labels with depth test</text:p></draw:text-box></draw:frame>When VisIt draw plots in the visualization window, the plots' geometries often correspond to only the outer surfaces of the originating datasets when those datasets are 3D. This means that the majority of plots consist of convex geometry and the normal test for only drawing labels that face front is often adequate to remove any labels that appear on faces that point away from the current camera. Some plots have geometries that consist of many concave regions, which the afore-mentioned test does not handle well. Plots with concave geometries will often have various pieces be incorrectly visible because though the surfaces may face the camera, they may be obscured by other geometry. When VisIt's Label plot draws 3D geometry, it tries to enable additional depth testing to prevent front-facing labels in back of other surfaces from being drawn. Depth testing can degrade performance so, by default, it is allowed only when you are running VisIt on your local workstation. You can set the Label plot's depth test mode to tell VisIt when to enable depth testing. To change the values for the depth test mode, click on one of the <text:span text:style-name="GUIText">Auto</text:span>, <text:span text:style-name="GUIText">Always</text:span>, <text:span text:style-name="GUIText">Never</text:span> radio buttons to the right of the <text:span text:style-name="GUIText">Depth test mode</text:span> label. If VisIt wants to use depth testing but is not allowed to then a warning message will be issued and you can set the depth test mode to <text:span text:style-name="GUIText">Always</text:span>.</text:p>
      <text:h text:style-name="Heading_20_3" text:outline-level="4"><text:alphabetical-index-mark-start text:id="IMark50093576" text:key1="Label plot"/>Formatting labels<text:alphabetical-index-mark-end text:id="IMark50093576"/></text:h>
      <text:p text:style-name="Body">The Label plot provides several options for setting label format. First and foremost, you can set the label display format, which is how mesh node and cell numbers are displayed. By default, the Label plot will display labels in their most appropriate format with cell and node numbers for structured meshes displayed as logical i,j,k indices. Setting the label format is only possible for Label plots of structured meshes. To change the label format, select a new option from the <text:span text:style-name="GUIText">Label display format</text:span> combo box.</text:p>
      <text:p text:style-name="Body">The Label plot's default behavior is to use the vis window's foreground color but if you want labels to be a specific color, you can turn off the <text:span text:style-name="GUIText">Use foreground color</text:span> check box and select a <text:soft-page-break/>new label color by clicking on the <text:span text:style-name="GUIText">Label color</text:span> color button. </text:p>
      <text:p text:style-name="Body"><draw:frame draw:style-name="fr7" draw:name="Frame_CellNodeLabels" text:anchor-type="paragraph" svg:width="6in" draw:z-index="65"><draw:text-box fo:min-height="4in"><text:p text:style-name="Figure"><draw:frame draw:style-name="fr27" draw:name="graphics22" text:anchor-type="paragraph" svg:width="2.5in" svg:height="3.6402in" draw:z-index="67"><draw:image xlink:href="../images/Plots/labelplotwindow2.png" xlink:type="simple" xlink:show="embed" xlink:actuate="onLoad"/></draw:frame><draw:frame draw:style-name="fr21" draw:name="graphics21" text:anchor-type="paragraph" svg:width="3.5in" svg:height="3.4098in" draw:z-index="66"><draw:image xlink:href="../images/Plots/labelplot2.png" xlink:type="simple" xlink:show="embed" xlink:actuate="onLoad"/></draw:frame><draw:ellipse text:anchor-type="paragraph" draw:z-index="68" draw:style-name="gr19" draw:text-style-name="P13" svg:width="2.2189in" svg:height="0.8961in" svg:x="3.6571in" svg:y="1.4827in"><text:p/></draw:ellipse>Figure <text:sequence text:ref-name="refFigure16" text:name="Figure" text:formula="ooow:Figure+1" style:num-format="1">1-16</text:sequence>: Cell and node labels can be different colors when labeling mesh variables using additional controls in the Label plot attributes window</text:p></draw:text-box></draw:frame>The height of the Label plot's labels is determined as a percentage of the height of the vis window containing the Label plot. The default label height is set at 2% but you can change the label height by entering a new value into the <text:span text:style-name="GUIText">Label height </text:span>spin box or by using the up or down arrows on the <text:span text:style-name="GUIText">Label height</text:span> spin box. Note that when you are plotting a mesh variable, VisIt will make more controls in the <text:span text:style-name="GUIText">Label plot attributes window</text:span> so you can set the color and height for cells and nodes independently (see <text:sequence-ref text:reference-format="category-and-value" text:ref-name="refFigure16">Figure 1-16</text:sequence-ref>).</text:p>
      <text:p text:style-name="Body">Finally, the <text:span text:style-name="GUIText">Label plot attributes window</text:span> provides controls to determine the horizontal and vertical text justification used when drawing each label. To change the horizontal text justification, select a new value from the <text:span text:style-name="GUIText">Horizontal justification</text:span> combo box. To change the vertical text justification, select a new value from the <text:span text:style-name="GUIText">Vertical justification</text:span> combo box.</text:p>
      <text:h text:style-name="Heading_20_3" text:outline-level="4"><text:soft-page-break/><text:alphabetical-index-mark-start text:id="IMark67475960" text:key1="Label plot"/>Labeling subset names and material names<text:alphabetical-index-mark-end text:id="IMark67475960"/></text:h>
      <text:p text:style-name="Body"><draw:frame draw:style-name="fr2" draw:name="Frame_LabelPlotOfMaterials" text:anchor-type="paragraph" svg:width="3.5in" draw:z-index="69"><draw:text-box fo:min-height="3.85in"><text:p text:style-name="Figure"><draw:frame draw:style-name="fr19" draw:name="graphics23" text:anchor-type="paragraph" svg:width="3.5in" svg:height="3.4063in" draw:z-index="70"><draw:image xlink:href="../images/Plots/labelplot3.png" xlink:type="simple" xlink:show="embed" xlink:actuate="onLoad"/></draw:frame>Figure <text:sequence text:ref-name="refFigure17" text:name="Figure" text:formula="ooow:Figure+1" style:num-format="1">1-17</text:sequence>: Label plot of materials</text:p></draw:text-box></draw:frame>The Label plot can label subset names and material names in addition to meshes and fields defined on those meshes. To add subset names or material names to your visualization, be sure to create a Label plot using a variable of either of those types. An example of a Label plot of material names is presented in <text:sequence-ref text:reference-format="category-and-value" text:ref-name="refFigure17">Figure 1-17</text:sequence-ref>.</text:p>
      <text:h text:style-name="Heading_20_2" text:outline-level="3"><text:alphabetical-index-mark text:string-value="Mesh plot"/>Mesh Plot</text:h>
      <text:p text:style-name="Body">The Mesh plot, shown in <text:sequence-ref text:reference-format="category-and-value" text:ref-name="refFigure18">Figure 1-18</text:sequence-ref>, displays the computational mesh over which a database's variables are defined. The mesh plot is often added to the visualization window when other plots are visualized to allow individual cells to be clearly seen.</text:p>
      <text:p text:style-name="Body"><draw:frame draw:style-name="fr4" draw:name="Frame_meshPlot" text:anchor-type="paragraph" svg:width="6in" draw:z-index="71"><draw:text-box fo:min-height="3.8264in"><text:p text:style-name="Figure"><draw:frame draw:style-name="fr27" draw:name="graphics25" text:anchor-type="paragraph" svg:width="2.5in" svg:height="3.3799in" draw:z-index="73"><draw:image xlink:href="../images/Plots/meshwindow.png" xlink:type="simple" xlink:show="embed" xlink:actuate="onLoad"/></draw:frame><draw:frame draw:style-name="fr21" draw:name="graphics24" text:anchor-type="paragraph" svg:width="3.5in" svg:height="3.35in" draw:z-index="72"><draw:image xlink:href="../images/Plots/meshplot.png" xlink:type="simple" xlink:show="embed" xlink:actuate="onLoad"/></draw:frame>Figure <text:sequence text:ref-name="refFigure18" text:name="Figure" text:formula="ooow:Figure+1" style:num-format="1">1-18</text:sequence>: Mesh plot and its plot attributes window</text:p></draw:text-box></draw:frame><text:soft-page-break/></text:p>
      <text:h text:style-name="Heading_20_3" text:outline-level="4">Mesh plot <text:alphabetical-index-mark-start text:id="IMark67475960" text:key1="Mesh plot"/>opaque modes<text:alphabetical-index-mark-end text:id="IMark67475960"/></text:h>
      <text:p text:style-name="Body">By default, VisIt's Mesh plot draws in opaque mode so that hidden surface removal is performed when the plot is drawn and each face of the externally visible cells are outlined with lines. When the Mesh plot's opaque mode is set to automatic, the Mesh plot will be drawn in opaque mode unless it is forced to share the visualization window with other plots, at which point the Mesh plot is drawn in wireframe mode. When the Mesh plot is drawn in wireframe mode, only the edges of each externally visible cell face are drawn, which prevents the Mesh plot from interfering with the appearance of other plots. In addition to having an automatic opaque mode, the Mesh plot can be forced to be drawn in opaque mode or wireframe mode by clicking the <text:span text:style-name="GUIText">On</text:span> or <text:span text:style-name="GUIText">Off</text:span> Radio buttons to the right of the <text:alphabetical-index-mark-start text:id="IMark67475960"/><text:span text:style-name="GUIText">Opaque mode</text:span><text:alphabetical-index-mark-end text:id="IMark67475960"/> label in the <text:span text:style-name="GUIText">Mesh plot attributes window</text:span>.</text:p>
      <text:h text:style-name="Heading_20_3" text:outline-level="4"><text:alphabetical-index-mark-start text:id="IMark66853304" text:key1="Mesh plot"/>Showing internal zones<text:alphabetical-index-mark-end text:id="IMark66853304"/></text:h>
      <text:p text:style-name="Body">Sometimes it is useful to create mesh plot that shows all internal zones for a 3D database. Rather then plotting just the externally visible zones, which is the Mesh plot's default behavior, you can click the <text:span text:style-name="GUIText">Show internal zones</text:span> check box to force the Mesh plot to draw the edges of every internal zone.</text:p>
      <text:h text:style-name="Heading_20_3" text:outline-level="4"><text:soft-page-break/><text:alphabetical-index-mark-start text:id="IMark50093576" text:key1="Mesh plot"/>Changing the opaque color<text:alphabetical-index-mark-end text:id="IMark50093576"/></text:h>
      <text:p text:style-name="Body">An opaque Mesh plot uses the background color of the visualization window for the Mesh plot faces. To set the opaque color to a color other than the visualization window's background color, uncheck the <text:span text:style-name="GUIText">Use background</text:span> check box and click on the <text:span text:style-name="GUIText">Opaque color</text:span> button and select a new color from the <text:span text:style-name="GUIText">Popup color menu</text:span>.</text:p>
      <text:h text:style-name="Heading_20_3" text:outline-level="4"><text:alphabetical-index-mark-start text:id="IMark67475960" text:key1="Mesh plot"/>Changing the mesh color<text:alphabetical-index-mark-end text:id="IMark67475960"/></text:h>
      <text:p text:style-name="Body">The mesh color is the color used to draw the mesh lines. The mesh lines normally use the visualization window's foreground color. To use a different color, uncheck the <text:span text:style-name="GUIText">Use foreground</text:span> check box, click the <text:span text:style-name="GUIText">Mesh color</text:span> button, and select a new color from the <text:span text:style-name="GUIText">Popup color menu</text:span>.</text:p>
      <text:h text:style-name="Heading_20_3" text:outline-level="4"><text:alphabetical-index-mark-start text:id="IMark50093576" text:key1="Mesh plot"/>Changing mesh line attributes<text:alphabetical-index-mark-end text:id="IMark50093576"/></text:h>
      <text:p text:style-name="Body">The Mesh plot's mesh lines have two user-settable attributes that control their width and line style. You can set the line width and line style are set by selecting new options from the <text:span text:style-name="GUIText">Line style</text:span> or <text:span text:style-name="GUIText">Line width</text:span> menus at the top of the <text:span text:style-name="GUIText">Mesh plot attributes window</text:span>.</text:p>
      <text:h text:style-name="Heading_20_3" text:outline-level="4"><text:alphabetical-index-mark-start text:id="IMark66853304" text:key1="Mesh plot"/>Changing the point size<text:alphabetical-index-mark-end text:id="IMark66853304"/></text:h>
      <text:p text:style-name="Body">Some databases contain point meshes, which are meshes of topological dimension zero. When the point mesh is 2D, VisIt draws it using small points. When the point mesh is 3D, VisIt draws its points as 3D cubes. To control how large the points appear, change the point size attribute by typing a new number into the <text:span text:style-name="GUIText">Point size </text:span>text field. Larger point size values result in larger points in the visualization window. The point size can also be scaled by a scalar variable if you check the <text:alphabetical-index-mark-start text:id="IMark66425752"/><text:span text:style-name="GUIText">Scale point size by variable</text:span><text:alphabetical-index-mark-end text:id="IMark66425752"/> check box and optionally select a variable name from the <text:span text:style-name="GUIText">Variable</text:span> button's menu. The initial value of "default" must be replaced with a valid scalar variable name in order for VisIt to scale the point size with a variable.</text:p>
      <text:h text:style-name="Heading_20_3" text:outline-level="4"><text:alphabetical-index-mark-start text:id="IMark52853096" text:key1="Mesh plot"/>Changing the point type<text:alphabetical-index-mark-end text:id="IMark52853096"/></text:h>
      <text:p text:style-name="Body">The Mesh plot can use five different point types for drawing point meshes. The Mesh plot draws an object of the desired point type, scaled by the point size, for each point in the point mesh. Setting the point type has no effect if the plotted mesh is not a point mesh. The different point types are as follows: Box, Axis, Icosahedron, Point, and Sphere. Examples of the different point types are shown in <text:sequence-ref text:reference-format="category-and-value" text:ref-name="refFigure19">Figure 1-19</text:sequence-ref>. To set the point type, select a new point type from the <text:span text:style-name="GUIText">Point Type</text:span> combo box. When the point type is set to Box, the Mesh plot draws a small cube for each point in the point mesh. When the point type is set to Axis, the Mesh plot draws there small axis-aligned planes for each point in the point mesh. When the point type is set to Icosahedron, the Mesh plot draws small icosahedra at each point in the point mesh. When the point type is set to Point, the Mesh plot uses flat quadrilateral points. When the point type is set to Sphere, the Mesh <text:soft-page-break/>plot uses flat quadrilateral points with an applied texture to make them look like spheres. In general, setting the point type to: Point will cause the Mesh plot to have the fastest rendering performance. The sphere point type is the second fastest but perhaps the best looking. Other point types can take longer to generate and render because they use additional geometry.</text:p>
      <text:h text:style-name="Heading_20_3" text:outline-level="4"><draw:frame draw:style-name="fr5" draw:name="Frame2" text:anchor-type="paragraph" svg:x="0.348in" svg:y="0.0417in" svg:width="6.5in" draw:z-index="74"><draw:text-box fo:min-height="1.7811in"><text:p text:style-name="Figure"><draw:frame draw:style-name="fr31" draw:name="graphics26" text:anchor-type="paragraph" svg:width="6.5in" svg:height="1.3in" draw:z-index="75"><draw:image xlink:href="../images/Plots/pointtypes.png" xlink:type="simple" xlink:show="embed" xlink:actuate="onLoad"/></draw:frame>Figure <text:sequence text:ref-name="refFigure19" text:name="Figure" text:formula="ooow:Figure+1" style:num-format="1">1-19</text:sequence>: Point types: Box, Axis, Icosahedron, Point, Sphere</text:p></draw:text-box></draw:frame><text:alphabetical-index-mark-start text:id="IMark50093576" text:key1="Mesh plot"/>Geometry smoothing<text:alphabetical-index-mark-end text:id="IMark50093576"/></text:h>
      <text:p text:style-name="Body"><draw:frame draw:style-name="fr6" draw:name="Frame_PseudocolorPlot" text:anchor-type="paragraph" svg:x="3.3457in" svg:y="1.2098in" svg:width="3.5in" draw:z-index="76"><draw:text-box fo:min-height="4in"><text:p text:style-name="Figure"><draw:frame draw:style-name="fr17" draw:name="graphics27" text:anchor-type="paragraph" svg:width="3.5in" svg:height="3.3472in" draw:z-index="77"><draw:image xlink:href="../images/Plots/pseudocolorplot.png" xlink:type="simple" xlink:show="embed" xlink:actuate="onLoad"/></draw:frame>Figure <text:sequence text:ref-name="refFigure20" text:name="Figure" text:formula="ooow:Figure+1" style:num-format="1">1-20</text:sequence>: Pseudocolor plot</text:p></draw:text-box></draw:frame>Sometimes visualization operations such as material interface reconstruction can alter mesh surfaces so they are pointy or distorted. The Mesh plot provides an optional Geometry smoothing option to smooth out the mesh surfaces so they look better when the mesh is visualized. Geometry smoothing is not done by default, you must click the <text:span text:style-name="GUIText">Fast</text:span> or <text:span text:style-name="GUIText">High</text:span> radio buttons to enable it. The <text:span text:style-name="GUIText">Fast</text:span> geometry smoothing setting smooths out the geometry a little while the <text:span text:style-name="GUIText">High</text:span> setting works produces smoother surfaces.</text:p>
      <text:h text:style-name="Heading_20_2" text:outline-level="3"><text:alphabetical-index-mark-start text:id="IMark52853096"/>Pseudocolor plot<text:alphabetical-index-mark-end text:id="IMark52853096"/></text:h>
      <text:p text:style-name="Body">The Pseudocolor plot, shown in <text:sequence-ref text:reference-format="category-and-value" text:ref-name="refFigure20">Figure 1-20</text:sequence-ref>, maps a scalar variable's data values to colors and uses the colors to "paint" values onto the variable's computational mesh. The result is a clear picture of the database geometry painted with variable values that have been mapped to colors. You might try this plot first when examining a scientific database for the first time since it reveals so much information about the plotted variable.</text:p>
      <text:h text:style-name="Heading_20_3" text:outline-level="4"><text:alphabetical-index-mark-start text:id="IMark67475960" text:key1="Pseudocolor plot"/>Variable centering<text:alphabetical-index-mark-end text:id="IMark67475960"/></text:h>
      <text:p text:style-name="Body">Variables in a database can be associated with a mesh in various ways. Databases supported by VisIt allow variables to be <text:soft-page-break/>associated with a mesh's zones (cells) or its nodes. When a variable is associated with a mesh's zones, the variable field consists of one value for each zone and is said to be <text:span text:style-name="Emphasis">zone-centered</text:span>. When a variable is associated with a mesh's nodes, there are values for each vertex making up the zone and the variable is said to be <text:span text:style-name="Emphasis">node-centered</text:span>.</text:p>
      <text:p text:style-name="Body"><draw:frame draw:style-name="fr3" draw:name="Frame_PseudocolorWindow" text:anchor-type="paragraph" svg:width="3in" draw:z-index="78"><draw:text-box fo:min-height="5.1634in"><text:p text:style-name="Figure"><draw:frame draw:style-name="fr17" draw:name="graphics28" text:anchor-type="paragraph" svg:width="3in" svg:height="4.7083in" draw:z-index="79"><draw:image xlink:href="../images/Plots/pseudocolorwindow.png" xlink:type="simple" xlink:show="embed" xlink:actuate="onLoad"/></draw:frame>Figure <text:sequence text:ref-name="refFigure21" text:name="Figure" text:formula="ooow:Figure+1" style:num-format="1">1-21</text:sequence>: Pseudocolor plot attribute window</text:p></draw:text-box></draw:frame>VisIt's <text:span text:style-name="GUIText">Pseudocolor plot attributes window</text:span> (shown in <text:sequence-ref text:reference-format="category-and-value" text:ref-name="refFigure21">Figure 1-21</text:sequence-ref>) allows you to specify how variables should be centered. There are three settings for variable centering: <text:span text:style-name="GUIText">Natural</text:span>, <text:span text:style-name="GUIText">Nodal</text:span>, and <text:span text:style-name="GUIText">Zonal</text:span>. <text:span text:style-name="GUIText">Natural</text:span> variable centering displays the data according to the way the variable was centered on the mesh. This means that node-centered data will be displayed at the nodes with colors being linearly interpolated between the nodes, and zone-centered data will be displayed as zonal values, giving a slightly "blocky" look to the picture. If <text:span text:style-name="GUIText">Nodal</text:span> centering is selected, all data is displayed at the nodes regardless of the variable's natural centering. This will produce a smoother picture, but for variables which are actually zone-centered, you will lose some data (local minima and maxima). If you select <text:span text:style-name="GUIText">Zonal</text:span> centering, all data is displayed as if they were zone-centered. This produces a blockier picture and, again, it blurs minima/maxima for node-centered data.</text:p>
      <text:h text:style-name="Heading_20_3" text:outline-level="4"><text:alphabetical-index-mark-start text:id="IMark52853096" text:key1="Pseudocolor plot"/>Limits<text:alphabetical-index-mark-end text:id="IMark52853096"/></text:h>
      <text:p text:style-name="Body">Setting limits for the plot imposes artificial minima and maxima on the plotted variable. This effectively restricts the range of data used to color the Pseudocolor plot. You might set limits when you are interested in only a small range of the data or when data limits need to be maintained for multiple time steps, as when playing an animation. In fact, we recommend setting the limits when producing an animation so the colors will correspond to the same values instead of varying over time with the range of the plotted variable. Setting limits often highlights a certain range in the data by assigning more colors to that data range.</text:p>
      <text:p text:style-name="Body">To set the limits for the Pseudocolor plot, you must first select the limit mode. The limit mode determines whether the original data extents (data extents before any portions of the plot are removed), are used or the current plot data extents (data extents after any portions of the plot are removed), are used. To select the limit mode, choose either <text:span text:style-name="GUIText">Use Original Data</text:span> or <text:span text:style-name="GUIText">Use </text:span><text:soft-page-break/><text:span text:style-name="GUIText">Current Plot</text:span> from the <text:span text:style-name="GUIText">Limits</text:span> menu.</text:p>
      <text:p text:style-name="Body">The limits for the Pseudocolor plot consist of a minimum value and a maximum value. You may set these limits, and turn them on and off, independently of one another. That is, the use of one limit does not require the use of the other. To set a limit, check the <text:span text:style-name="GUIText">Min</text:span> or <text:span text:style-name="GUIText">Max</text:span> check box next to the <text:span text:style-name="GUIText">Min</text:span> or <text:span text:style-name="GUIText">Max</text:span> text field and type a new limit value into the <text:span text:style-name="GUIText">Min</text:span> or <text:span text:style-name="GUIText">Max</text:span> text field.</text:p>
      <text:h text:style-name="Heading_20_3" text:outline-level="4"><text:alphabetical-index-mark-start text:id="IMark50139640" text:key1="Pseudocolor plot"/>Scaling the data<text:alphabetical-index-mark-end text:id="IMark50139640"/></text:h>
      <text:p text:style-name="Body">The scale maps data values to color values. VisIt provides three scaling options: <text:span text:style-name="GUIText">Linear</text:span>, <text:span text:style-name="GUIText">Log</text:span>, and <text:span text:style-name="GUIText">Skew</text:span>. <text:span text:style-name="GUIText">Linear</text:span>, which is the default, uses a linear mapping of data values to color values. <text:span text:style-name="GUIText">Log</text:span> scaling is used to map small ranges of data to larger ranges of color. <text:span text:style-name="GUIText">Skew</text:span> scaling goes one step further by using an exponential function based on a skew factor to adjust the mapping of data to colors. The function used in skew scaling is <text:span text:style-name="Strong_20_Emphasis">(s^d - 1) / (s - 1)</text:span><text:span text:style-name="Emphasis"> </text:span>where <text:span text:style-name="Strong_20_Emphasis">s</text:span> is a skew factor greater than zero and <text:span text:style-name="Strong_20_Emphasis">d</text:span> is a data value that has been mapped to a range from zero to one. The mapping of data to colors is changed by changing the skew factor. A skew factor of one is equivalent to linear scaling but values either larger or smaller than one produce curves that map either the high or low end of the data to a larger color range. To change the skew factor, choose <text:span text:style-name="GUIText">Skew</text:span> scaling and type a new skew factor into the <text:span text:style-name="GUIText">Skew factor</text:span> text field.</text:p>
      <text:h text:style-name="Heading_20_3" text:outline-level="4"><text:alphabetical-index-mark-start text:id="IMark52853096" text:key1="Pseudocolor plot"/>Changing the color table<text:alphabetical-index-mark-end text:id="IMark52853096"/></text:h>
      <text:p text:style-name="Body"><draw:frame draw:style-name="fr10" draw:name="Frame_ColorMenu" text:anchor-type="paragraph" svg:width="1.6764in" draw:z-index="80"><draw:text-box fo:min-height="2.4835in"><text:p text:style-name="Figure"><draw:frame draw:style-name="fr26" draw:name="graphics29" text:anchor-type="paragraph" svg:width="0.8799in" svg:height="2in" draw:z-index="81"><draw:image xlink:href="../images/Plots/colortablebutton.png" xlink:type="simple" xlink:show="embed" xlink:actuate="onLoad"/></draw:frame>Figure <text:sequence text:ref-name="refFigure22" text:name="Figure" text:formula="ooow:Figure+1" style:num-format="1">1-22</text:sequence>: Color table button</text:p></draw:text-box></draw:frame>The Pseudocolor plot can specify which VisIt color table is used for colors. To change the color table, click on the <text:span text:style-name="GUIText">Color table</text:span> button, shown in <text:sequence-ref text:reference-format="category-and-value" text:ref-name="refFigure22">Figure 1-22</text:sequence-ref>, and select a new color table name from the list of color tables. The list of color tables always represents the list of available VisIt color tables. If you do not care which color table is used, choose the Default option to use VisIt's active continuous color table. New color tables can be defined using VisIt's <text:span text:style-name="GUIText">Color table window</text:span> which is described later in this manual.</text:p>
      <text:h text:style-name="Heading_20_3" text:outline-level="4"><text:alphabetical-index-mark-start text:id="IMark80466200" text:key1="Pseudocolor plot"/>Lighting<text:alphabetical-index-mark-end text:id="IMark80466200"/></text:h>
      <text:p text:style-name="Body">Lighting adds detail and depth to the Pseudocolor plot, two characteristics that are important for animations. The <text:span text:style-name="GUIText">Lighting</text:span> check box in the lower part of the <text:span text:style-name="GUIText">Pseudocolor plot attributes window</text:span> turns lighting on and off. Since lighting is on by default, uncheck the <text:span text:style-name="GUIText">Lighting</text:span> check box to turn lighting off.</text:p>
      <text:h text:style-name="Heading_20_3" text:outline-level="4"><text:soft-page-break/><text:alphabetical-index-mark-start text:id="IMark52853096" text:key1="Pseudocolor plot"/>Opacity<text:alphabetical-index-mark-end text:id="IMark52853096"/></text:h>
      <text:p text:style-name="Body">You can make the Pseudocolor plot transparent by changing its opacity using the <text:span text:style-name="GUIText">Opacity</text:span> slider. Moving the opacity slider to the left makes the plot more transparent while moving the slider to the right makes the plot more opaque. The default is fully opaque.</text:p>
      <text:h text:style-name="Heading_20_3" text:outline-level="4"><text:alphabetical-index-mark-start text:id="IMark52853096" text:key1="Pseudocolor plot"/>Changing the point size<text:alphabetical-index-mark-end text:id="IMark52853096"/></text:h>
      <text:p text:style-name="Body">Some databases scalar variables defined on meshes of topological dimension zero. When these point variables are 2D, VisIt draws them using small points that are colored by the value of the variable. When a point variable is 3D, VisIt draws it as a set of 3D cubes colored by the value of the variable. To control how large the points appear, change the point size attribute by typing a new number into the <text:span text:style-name="GUIText">Point size </text:span>text field. Larger point size values result in larger points in the visualization window. The point size can also be scaled by a scalar variable if you check the <text:span text:style-name="GUIText">Scale point size by variable</text:span> check box and select a new scalar variable from the <text:span text:style-name="GUIText">Variable </text:span>button. The value "default" must be replaced with the name of another scalar variable if you want VisIt to scale the points with a variable other than the one being plotted by the Pseudocolor plot. </text:p>
      <text:h text:style-name="Heading_20_3" text:outline-level="4"><text:alphabetical-index-mark-start text:id="IMark80466200" text:key1="Pseudocolor plot"/>Changing the point type<text:alphabetical-index-mark-end text:id="IMark80466200"/></text:h>
      <text:p text:style-name="Body"><draw:frame draw:style-name="fr11" draw:name="Frame3" text:anchor-type="paragraph" svg:x="0.35in" svg:width="6.5in" draw:z-index="82"><draw:text-box fo:min-height="1.7811in"><text:p text:style-name="Figure"><draw:frame draw:style-name="fr31" draw:name="graphics30" text:anchor-type="paragraph" svg:width="6.5in" svg:height="1.3in" draw:z-index="83"><draw:image xlink:href="../images/Plots/pointtypes.png" xlink:type="simple" xlink:show="embed" xlink:actuate="onLoad"/></draw:frame>Figure <text:sequence text:ref-name="refFigure23" text:name="Figure" text:formula="ooow:Figure+1" style:num-format="1">1-23</text:sequence>: Point types: Box, Axis, Icosahedron, Point, Sphere</text:p></draw:text-box></draw:frame>The Pseudocolor plot can use five different point types for drawing point meshes (see <text:sequence-ref text:reference-format="category-and-value" text:ref-name="refFigure23">Figure 1-23</text:sequence-ref>). The Pseudocolor plot draws an object of the desired point type, scaled by the point size, for each point in a point mesh. Setting the point type has no effect if the plotted mesh is not a point mesh.The different point types are as follows: Box, Axis, Icosahedron, Point, and Sphere. To set the point type choose a new point type from the <text:span text:style-name="GUIText">Point Type</text:span> combo box.When the point type is set to Box, the Pseudocolor plot draws a small cube for each point in the point mesh. When the point type is set to Axis, the Pseudocolor plot draws there small axis-aligned planes for each point in the point mesh. When the point type is set to Icosahedron, the Pseudocolor plot draws small icosahedra at each point in the point mesh. When the point type is set to Point, the Pseudocolor plot uses flat quadrilateral points. When the point type is set to Sphere, the Pseudocolor plot uses flat quadrilateral points with an applied texture to make them look like spheres. In general, setting the point type to Point will cause the Pseudocolor plot to have the fastest rendering performance.</text:p>
      <text:h text:style-name="Heading_20_3" text:outline-level="4"><text:alphabetical-index-mark-start text:id="IMark52150296" text:key1="Pseudocolor plot"/>Geometry smoothing<text:alphabetical-index-mark-end text:id="IMark52150296"/></text:h>
      <text:p text:style-name="Body">Sometimes visualization operations such as material interface reconstruction can alter mesh surfaces so they are pointy or distorted. The Pseudocolor plot provides an optional Geometry <text:soft-page-break/>smoothing option to smooth out the mesh surfaces so they look better when the plot is visualized. Geometry smoothing is not done by default, you must click the <text:span text:style-name="GUIText">Fast</text:span> or <text:span text:style-name="GUIText">High</text:span> radio buttons to enable it. The <text:span text:style-name="GUIText">Fast</text:span> geometry smoothing setting smooths out the geometry a little while the <text:span text:style-name="GUIText">High</text:span> setting works produces smoother surfaces.</text:p>
      <text:h text:style-name="Heading_20_2" text:outline-level="3"><text:alphabetical-index-mark-start text:id="IMark67475960"/><text:alphabetical-index-mark text:string-value="Scatter plot"/>Scatter Plot<text:alphabetical-index-mark-end text:id="IMark67475960"/></text:h>
      <text:p text:style-name="Body"><draw:frame draw:style-name="fr7" draw:name="Frame_ScatterPlot" text:anchor-type="paragraph" svg:width="6in" draw:z-index="84"><draw:text-box fo:min-height="4in"><text:p text:style-name="Figure"><draw:frame draw:style-name="fr27" draw:name="graphics32" text:anchor-type="paragraph" svg:width="2.5in" svg:height="3.7299in" draw:z-index="86"><draw:image xlink:href="../images/Plots/scatterplotwindow.png" xlink:type="simple" xlink:show="embed" xlink:actuate="onLoad"/></draw:frame><draw:frame draw:style-name="fr21" draw:name="graphics31" text:anchor-type="paragraph" svg:width="3.5in" svg:height="3.35in" draw:z-index="85"><draw:image xlink:href="../images/Plots/scatterplot.png" xlink:type="simple" xlink:show="embed" xlink:actuate="onLoad"/></draw:frame>Figure <text:sequence text:ref-name="refFigure24" text:name="Figure" text:formula="ooow:Figure+1" style:num-format="1">1-24</text:sequence>: Scatter plot and its plot attributes window</text:p></draw:text-box></draw:frame>The Scatter plot (see <text:sequence-ref text:reference-format="category-and-value" text:ref-name="refFigure24">Figure 1-24</text:sequence-ref>) allows you to combine multiple scalar fields into a point mesh so you can investigate the relationships between multiple input variables. You might, for example, want to see the behavior of pressure vs. density colored by temperature. The Scatter plot can take up to four scalar fields as input and can use up to three of them as coordinates for the created point mesh while one input variable can be used to assign colors to the point mesh. The Scatter plot provides individual controls for setting the limits of each input variable and also allows each input variable to be scaled so that all of the resulting points from disparate data ranges fit in a unit cube.</text:p>
      <text:p text:style-name="Body">The <text:span text:style-name="GUIText">Scatter plot attributes window</text:span> is divided into two tabs: <text:span text:style-name="GUIText">Inputs</text:span> and <text:span text:style-name="GUIText">Appearance</text:span>. The <text:span text:style-name="GUIText">Inputs</text:span> tab is further subdivided into tabs for each input variable. Each tab for an input variable contains controls that pertain to selecting the input variable, settings its limits, or setting the role that the input variable will perform within the Scatter plot. Each input variable can have one of five roles that will be covered later. The <text:span text:style-name="GUIText">Appearance</text:span> tab contains controls for changing the Scatter plot's appearance. Under the two main tabs, the <text:span text:style-name="GUIText">Scatter plot attributes window</text:span> <text:soft-page-break/>features a small section that lists the roles that are used in the plot and which input variables are assigned to each role.</text:p>
      <text:h text:style-name="Heading_20_3" text:outline-level="4"><text:alphabetical-index-mark-start text:id="IMark52853096" text:key1="Scatter plot"/>Scatter plot wizard<text:alphabetical-index-mark-end text:id="IMark52853096"/></text:h>
      <text:p text:style-name="Body"><draw:frame draw:style-name="fr3" draw:name="Frame_ScatterWizard" text:anchor-type="paragraph" svg:width="3in" draw:z-index="87"><draw:text-box fo:min-height="6in"><text:p text:style-name="Figure"><draw:frame draw:style-name="fr32" draw:name="graphics35" text:anchor-type="paragraph" svg:x="0in" svg:y="3.6665in" svg:width="3in" svg:height="1.722in" draw:z-index="90"><draw:image xlink:href="../images/Plots/scatterwizard02.png" xlink:type="simple" xlink:show="embed" xlink:actuate="onLoad"/></draw:frame><draw:frame draw:style-name="fr32" draw:name="graphics34" text:anchor-type="paragraph" svg:x="0in" svg:y="1.8335in" svg:width="3in" svg:height="1.722in" draw:z-index="89"><draw:image xlink:href="../images/Plots/scatterwizard01.png" xlink:type="simple" xlink:show="embed" xlink:actuate="onLoad"/></draw:frame><draw:frame draw:style-name="fr17" draw:name="graphics33" text:anchor-type="paragraph" svg:width="3in" svg:height="1.722in" draw:z-index="88"><draw:image xlink:href="../images/Plots/scatterwizard00.png" xlink:type="simple" xlink:show="embed" xlink:actuate="onLoad"/></draw:frame>Figure <text:sequence text:ref-name="refFigure25" text:name="Figure" text:formula="ooow:Figure+1" style:num-format="1">1-25</text:sequence>: Pages from the Scatter plot wizard</text:p></draw:text-box></draw:frame>Plots are typically created in VisIt when you choose a variable from one of the <text:span text:style-name="GUIText">Plot menus</text:span>. Since the Scatter plot takes as input up to four input variables and typical plot creation only initializes one variable, you can imagine that if a Scatter plot was created the usual way, only one of its many input variables would be initialized. Furthermore, to initialize the plot, you would have to open the <text:span text:style-name="GUIText">Scatter plot attributes window</text:span> and select the other variables. Since that would not be a very straightforward way to create a Scatter plot, VisIt now has support for plot wizards. A plot wizard is a simple dialog window that pops up when you select a variable to plot. A plot wizard leads you through a series of questions that allow VisIt to more fully initialize a new plot. The Scatter plot is the first of VisIt's plots to support plot wizards. The <text:span text:style-name="GUIText">Scatter plot wizard</text:span> prompts you for the scalar variable to use for the Y-Axis, the variable to use for the Z-Axis (optional), and the variable to use for the plot's colors (optional).</text:p>
      <text:h text:style-name="Heading_20_3" text:outline-level="4"><text:alphabetical-index-mark-start text:id="IMark52150296" text:key1="Scatter plot"/>Selecting a variable<text:alphabetical-index-mark-end text:id="IMark52150296"/></text:h>
      <text:p text:style-name="Body">Three of the Scatter plot's four input variables can be set in the <text:span text:style-name="GUIText">Scatter plot attributes window</text:span>. The first input variable cannot be changed from within the <text:span text:style-name="GUIText">Scatter plot attributes window</text:span> because that is the default variable used by the plot. If you want to change the first input variable, you can use the <text:span text:style-name="GUIText">Variables</text:span> menu under the <text:span text:style-name="GUIText">Plot list</text:span>. If you want to select a different variable for any of the other input variables, you would first click on the input variable's tab and then you would select a new variable by making a selection from the tab's <text:span text:style-name="GUIText">Variable</text:span> button. Note that any combination of nodal and cell-centered variables can be chosen. The Scatter plot will recenter any input variables whose centering does not match the first input variable's centering.</text:p>
      <text:h text:style-name="Heading_20_3" text:outline-level="4"><text:soft-page-break/><text:alphabetical-index-mark-start text:id="IMark80466200" text:key1="Scatter plot"/>Setting an input variable's role<text:alphabetical-index-mark-end text:id="IMark80466200"/></text:h>
      <text:p text:style-name="Body">Each of the Scatter plot's input variables has a role that you can set which determines how the input variable is used by the Scatter plot. An input variable can be used for the X, Y, Z coordinates, for the color, or it can have no role. The role of the input variable is not fixed because you might want to change roles many times and it is much less work to change only the roles instead of reselecting variables, limits, and scaling for an input variable. The flexibility of selecting a role for an input variable makes it convenient to turn off colors or the Z coordinate with little effort. To change the role for an input variable, select a new role from the input variable's <text:span text:style-name="GUIText">Role</text:span> combo box. If you select a role that is already played by another input variable, VisIt will give the current input variable the selected role and set the input variable that previously had the selected role so that it has no role.</text:p>
      <text:p text:style-name="Body">Each of the Scatter plot roles and their associated input variables are listed in the bottom of the <text:span text:style-name="GUIText">Scatter plot attributes window</text:span>. Roles that have an input variable have the name of the input variable printed next to the name of the role so looking through all of the input variable tabs to determine what the Scatter plot should look like is not required. Roles that have no assigned input variable are grayed out. </text:p>
      <text:h text:style-name="Heading_20_3" text:outline-level="4">S<text:alphabetical-index-mark-start text:id="IMark52150296" text:key1="Scatter plot"/>etting the mininum and maximum values<text:alphabetical-index-mark-end text:id="IMark52150296"/></text:h>
      <text:p text:style-name="Body">The Scatter plot allows you to set minimum and maximum limits on the values considered for inclusion into the created point mesh. If an input variable's data value does not lie in the specified minimum/maximum value data range then the point is not included in the created point mesh. Note that setting limits does not cause points to be removed when data values in the color role fall outside of the specified limits. To set the minimum value to be allowed in the created point mesh, click on the <text:span text:style-name="GUIText">Min</text:span> check box and type a new minimum value into the <text:span text:style-name="GUIText">Min</text:span> text field. To set the maximum value to be allowed in the created point mesh, click on the <text:span text:style-name="GUIText">Max</text:span> check box and type a new value into the <text:span text:style-name="GUIText">Max</text:span> text field.</text:p>
      <text:h text:style-name="Heading_20_3" text:outline-level="4"><text:alphabetical-index-mark-start text:id="IMark67475960" text:key1="Scatter plot"/>Scaling an input variable<text:alphabetical-index-mark-end text:id="IMark67475960"/></text:h>
      <text:p text:style-name="Body">Sometimes input variable data values are clustered in a certain range of the data. When this is the case, the points in the Scatter plot will bunch up in one or more dimensions. For more uniformly spaced points, you might try scaling one or more input variables. Each input variable can be scaled in the three common ways: Linear, Log, and Skew. To set the scaling method used for the input variable, click on the <text:span text:style-name="GUIText">Linear</text:span>, <text:span text:style-name="GUIText">Log</text:span>, or <text:span text:style-name="GUIText">Skew</text:span> radio buttons. If you choose the Skew scaling method then you should also enter a value greater than zero into the <text:span text:style-name="GUIText">Skew factor</text:span> text field to determine the function used for skew scaling.</text:p>
      <text:p text:style-name="Body">Since the Scatter plot's input variables are likely to have wildly different data ranges, the Scatter plot provides an option to independently scale each input variable so it is in the range [0,1] so the resulting plot fits entirely in a cube. If you prefer to see the Scatter plot without this corrective <text:soft-page-break/>scaling, you can turn off the Scale to cube check box on the <text:span text:style-name="GUIText">Scatter plot attribute window's</text:span> <text:span text:style-name="GUIText">Appearance</text:span> tab.</text:p>
      <text:h text:style-name="Heading_20_3" text:outline-level="4"><text:alphabetical-index-mark-start text:id="IMark67475960" text:key1="Scatter plot"/>Setting point properties<text:alphabetical-index-mark-end text:id="IMark67475960"/></text:h>
      <text:p text:style-name="Body"><draw:frame draw:style-name="fr3" draw:name="Frame_ScatterAppearance" text:anchor-type="paragraph" svg:width="3in" draw:z-index="91"><draw:text-box fo:min-height="3.311in"><text:p text:style-name="Figure"><draw:frame draw:style-name="fr26" draw:name="graphics36" text:anchor-type="paragraph" svg:width="3in" svg:height="2.6898in" draw:z-index="92"><draw:image xlink:href="../images/Plots/scatterplot_appearance.png" xlink:type="simple" xlink:show="embed" xlink:actuate="onLoad"/></draw:frame>Figure <text:sequence text:ref-name="refFigure26" text:name="Figure" text:formula="ooow:Figure+1" style:num-format="1">1-26</text:sequence>: Scatter plot attributes window's Appearance tab</text:p></draw:text-box></draw:frame>The Scatter plot can draw its points in five different styles: Box, Axis, Icosahedron, Point, and Sphere. The default value of Point is the fastest and forces the Scatter plot to draw all of its points as tiny points. When the Scatter plot uses the Sphere point type, it draws points but applies textures to the points so it is nearly as fast as the Point point type. Any of the other point styles place a glyph at each point in the Scatter plot's created point mesh, taking longer to render. To change the point type used to draw the Scatter plot's points, click on the <text:span text:style-name="GUIText">Appearance</text:span> tab in the <text:span text:style-name="GUIText">Scatter plot attributes window</text:span> and choose a new option from the <text:span text:style-name="GUIText">Point Type</text:span> combo box shown in <text:sequence-ref text:reference-format="category-and-value" text:ref-name="refFigure26">Figure 1-26</text:sequence-ref>. If you choose any of the glyphed point types (all except Point and Sphere) then you can also specify a point size by typing a new value into the <text:span text:style-name="GUIText">Point size</text:span> text field. The point size is used to determine the size of the glyph. For example, if you choose the Box point type and you enter a point size of: 0.1 then the length of all of the edges on the Box glyphs will be 0.1. If you use Point or Sphere point types then the <text:span text:style-name="GUIText">Point size</text:span> text field becomes the <text:span text:style-name="GUIText">Point size (pixels)</text:span> text field and you can set the point size in terms of pixels. </text:p>
      <text:h text:style-name="Heading_20_3" text:outline-level="4"><text:alphabetical-index-mark-start text:id="IMark67475960" text:key1="Scatter plot"/>Setting the colors<text:alphabetical-index-mark-end text:id="IMark67475960"/></text:h>
      <text:p text:style-name="Body">The Scatter plot can map scalar values to colors like the Pseudocolor plot (page60) does or it can color all points using a single color. If you have set one of the input variables to have a color role then the Scatter plot will map that input variable's data values to colors using the specified color table. To change the color table used by the Scatter plot, click on the <text:span text:style-name="GUIText">Color table</text:span> button and select a new color table from the list of available color tables. If the Scatter plot has been configured such that none of the input variables is playing the color role then the Scatter plot's points will be drawn using one color. When the Scatter plot draws its points using a single color, its default behavior is to color the points using the vis window's foreground color. If you want to instead use a different color, turn off the <text:span text:style-name="GUIText">Use foreground</text:span> check box and click on the <text:span text:style-name="GUIText">Single color</text:span> color button to select a new color.</text:p>
      <text:h text:style-name="Heading_20_2" text:outline-level="3"><text:soft-page-break/><text:alphabetical-index-mark text:string-value="Streamline plot"/>Streamline Plot</text:h>
      <text:p text:style-name="Body"><draw:frame draw:style-name="fr7" draw:name="Frame_StreamlinePlot" text:anchor-type="paragraph" svg:width="6in" draw:z-index="93"><draw:text-box fo:min-height="4in"><text:p text:style-name="Figure"><draw:frame draw:style-name="fr33" draw:name="graphics38" text:anchor-type="paragraph" svg:width="2.5in" svg:height="4.1402in" draw:z-index="95"><draw:image xlink:href="../images/Plots/streamlinewindow1.png" xlink:type="simple" xlink:show="embed" xlink:actuate="onLoad"/></draw:frame><draw:frame draw:style-name="fr21" draw:name="graphics37" text:anchor-type="paragraph" svg:width="3.5in" svg:height="3.4902in" draw:z-index="94"><draw:image xlink:href="../images/Plots/streamlineplot.png" xlink:type="simple" xlink:show="embed" xlink:actuate="onLoad"/></draw:frame>Figure <text:sequence text:ref-name="refFigure27" text:name="Figure" text:formula="ooow:Figure+1" style:num-format="1">1-27</text:sequence>: Streamline plot and its plot attributes window</text:p></draw:text-box></draw:frame>The Streamline plot (example shown in <text:sequence-ref text:reference-format="category-and-value" text:ref-name="refFigure27">Figure 1-27</text:sequence-ref>) shows the behavior of particles in a vector field. The Streamline plot calculates the value of the vector field at seed locations, which are produced by point sources, and integrates through the vector field to create a streamline. Streamlines can be displayed as a line, a tube, or as a ribbon if you also want to show the vorticity of the vector field. Once a set of streamlines is produced, vortices, etc present in the vector field are apparent in the visualization. The Streamline plot is special among VisIt's plots in that it can be modified using VisIt's interactive tools. For instance, if the Streamline plot is set to use a Plane source for its seed points, moving VisIt's Plane tool will move the plane that the Streamline plot uses forcing VisIt to recalculate the plot's streamlines using the new plane. For more information on interactive tools, see the <text:span text:style-name="ChapterName">Interactive Tools</text:span> chapter.</text:p>
      <text:p text:style-name="Body">VisIt's Streamline plot must be initialized more completely before you click the <text:span text:style-name="GUIText">Draw</text:span> button to generate the plot. First of all, you must take special care to set the step length, which is the maximum length that will be integrated through the vector field for each step. The step length should be set to a value approximating the average width of the cells in the mesh to ensure that the streamlines are as accurate as possible. After choosing a suitable step length, be sure to specify a maximum number of steps. The maximum number of steps is the number of integrations that will be performed for each streamline. In a vector field that is free of attractors, a larger number for maximum steps will generate longer streamlines.</text:p>
      <text:h text:style-name="Heading_20_3" text:outline-level="4"><text:soft-page-break/><text:alphabetical-index-mark-start text:id="IMark53584008" text:key1="Streamline plot"/>Making longer streamlines<text:alphabetical-index-mark-end text:id="IMark53584008"/></text:h>
      <text:p text:style-name="Body">Longer streamlines can be generated by typing a larger value into the <text:span text:style-name="GUIText">Maximum steps</text:span> text field. The maximum steps value indicates the maximum number of integrations through the vector field for each streamline. Increasing the maximum steps value allows streamlines to become longer.</text:p>
      <text:h text:style-name="Heading_20_3" text:outline-level="4"><text:alphabetical-index-mark-start text:id="IMark80466200" text:key1="Streamline plot"/>Making smoother looking streamlines<text:alphabetical-index-mark-end text:id="IMark80466200"/></text:h>
      <text:p text:style-name="Body">VisIt provides a default value of 1 for the step length taken when integrating a vector field to create streamlines. The step length is the added to the starting location of the streampoint in the direction of the vector field to give the point in the streamline where the process repeats. The value that you need to provide is very much tied to the spatial and data extents of your data but usually smaller values produce smoother looking streamlines. You should take care not to reduce the step length too rapidly because smaller step lengths also result in streamlines that take longer to calculate. Larger step length values result in streamlines that have visible sharp bends but they are faster to calculate. To change the step length, you type a new length into the <text:span text:style-name="GUIText">Step length</text:span> text field.</text:p>
      <text:h text:style-name="Heading_20_3" text:outline-level="4"><text:alphabetical-index-mark-start text:id="IMark52222120" text:key1="Streamline plot"/>Setting the streamline source<text:alphabetical-index-mark-end text:id="IMark52222120"/></text:h>
      <text:p text:style-name="Body">The Streamline plot's source type determines the geometry of its seed points, which are the points from which streamlines are calculated. Five different source types: Point, Line, Plane, Sphere, and Box are available in the <text:span text:style-name="GUIText">Source type menu</text:span> on the <text:span text:style-name="GUIText">Streamline source</text:span> tab of the <text:span text:style-name="GUIText">Streamline plot attributes window</text:span>. You can select a new source type by selecting one of the source types in the <text:span text:style-name="GUIText">Source type menu</text:span>. Once a new source type is selected, the area immediately below the <text:span text:style-name="GUIText">Source type menu</text:span>, known as the <text:span text:style-name="GUIText">Source type area</text:span>, changes to reflect the source type that was selected. For example, if a Box source type was selected, the <text:span text:style-name="GUIText">Source type area</text:span> changes to show the text fields used to specify coordinates for the box.</text:p>
      <text:p text:style-name="Body">For Point source types, the <text:span text:style-name="GUIText">Source type area</text:span> displays a single text field into which you can type a 3D point to specify the location of the point.</text:p>
      <text:p text:style-name="Body"><draw:frame draw:style-name="fr3" draw:name="Frame_LineSource" text:anchor-type="paragraph" svg:width="2in" draw:z-index="96"><draw:text-box fo:min-height="2in"><text:p text:style-name="Figure"><draw:frame draw:style-name="fr17" draw:name="graphics39" text:anchor-type="paragraph" svg:width="2in" svg:height="1.3945in" draw:z-index="97"><draw:image xlink:href="../images/Plots/streamlinewindow_line.png" xlink:type="simple" xlink:show="embed" xlink:actuate="onLoad"/></draw:frame>Figure <text:sequence text:ref-name="refFigure28" text:name="Figure" text:formula="ooow:Figure+1" style:num-format="1">1-28</text:sequence>: Line source type</text:p></draw:text-box></draw:frame>When the source type is set to Line (see <text:sequence-ref text:reference-format="category-and-value" text:ref-name="refFigure28">Figure 1-28</text:sequence-ref>), the <text:span text:style-name="GUIText">Source type area</text:span> displays two text fields that allow you to enter 3D points for the start end and locations of the source line. The Streamline plot creates a number of points, specified by the point density, along the length of the source line. More seed points can be added along the length the source line by increasing the point density, which you can do by typing a larger number into the <text:span text:style-name="GUIText">Point density</text:span> text field or by clicking on its up arrow. The endpoints of the source line can also be modified using VisIt's interactive Line tool. First make sure that the <text:soft-page-break/>Streamline plot is selected in the <text:span text:style-name="GUIText">Main Window's Plot list</text:span> and then enable the Line tool using the visualization window's toolbar or its popup menu. When the Line tool is enabled, moving its endpoints supplies the Streamline plot with new endpoints for its source line and the plot calculates new streamlines.</text:p>
      <text:p text:style-name="Body"><draw:frame draw:style-name="fr10" draw:name="Frame_PlaneSource" text:anchor-type="paragraph" svg:width="2in" draw:z-index="98"><draw:text-box fo:min-height="2in"><text:p text:style-name="Figure"><draw:frame draw:style-name="fr17" draw:name="graphics40" text:anchor-type="paragraph" svg:width="2in" svg:height="1.3992in" draw:z-index="99"><draw:image xlink:href="../images/Plots/streamlinewindow_plane.png" xlink:type="simple" xlink:show="embed" xlink:actuate="onLoad"/></draw:frame>Figure <text:sequence text:ref-name="refFigure29" text:name="Figure" text:formula="ooow:Figure+1" style:num-format="1">1-29</text:sequence>: Plane source type</text:p></draw:text-box></draw:frame>When the source type is set to Plane (see <text:sequence-ref text:reference-format="category-and-value" text:ref-name="refFigure29">Figure 1-29</text:sequence-ref>), the <text:span text:style-name="GUIText">Source type area</text:span> displays four text fields that allow you to enter a plane equation for the source plane. To move the source plane, you type a new 3D point into the <text:span text:style-name="GUIText">Origin text</text:span> field. To change the orientation of the source plane, you type a new 3D vector, the plane normal, into the <text:span text:style-name="GUIText">Normal text</text:span> field. The plane normal is a vector that is perpendicular to the source plane. Together with the plane origin, this is all that is necessary to specify a plane in 3D. However, more information is needed to specify the bounds of the source plane. For this purpose, the <text:span text:style-name="GUIText">Streamline plot attributes window</text:span> provides the <text:span text:style-name="GUIText">Up axis</text:span> and <text:span text:style-name="GUIText">Radius</text:span> text fields. Imagine a square, centered at the plane source origin, that lying in the same plane as the plane source. The distance to one of the square's corners is the plane radius. The plane radius determines the size of the plane source and it can be changed by typing a new value into the <text:span text:style-name="GUIText">Radius</text:span> text field. The up axis is a vector lying in the plane that determines which way is up for the square. You can change the up axis by typing a new 3D vector into the <text:span text:style-name="GUIText">Up Axis</text:span> text field. The Streamline plot creates a grid of evenly spaced seed points in the square defined by the source plane and source plane radius. The grid has a number of points equal to the point density plus one in both dimensions. The plane source can be modified using the controls in the <text:span text:style-name="GUIText">Streamline plot attributes window</text:span> or by using VisIt's interactive Plane tool. When a Streamline plot is selected the <text:span text:style-name="GUIText">Plot list</text:span>, moving the plane tool changes the source plane and the plot calculates new streamlines.</text:p>
      <text:p text:style-name="Body"><draw:frame draw:style-name="fr10" draw:name="Frame_SourceSphere" text:anchor-type="paragraph" svg:width="2in" draw:z-index="100"><draw:text-box fo:min-height="2in"><text:p text:style-name="Figure"><draw:frame draw:style-name="fr17" draw:name="graphics41" text:anchor-type="paragraph" svg:width="2in" svg:height="1.3862in" draw:z-index="101"><draw:image xlink:href="../images/Plots/streamlinewindow_sphere.png" xlink:type="simple" xlink:show="embed" xlink:actuate="onLoad"/></draw:frame>Figure <text:sequence text:ref-name="refFigure30" text:name="Figure" text:formula="ooow:Figure+1" style:num-format="1">1-30</text:sequence>: Sphere source type</text:p></draw:text-box></draw:frame>When the source type is set to Sphere (see <text:sequence-ref text:reference-format="category-and-value" text:ref-name="refFigure30">Figure 1-30</text:sequence-ref>), the <text:span text:style-name="GUIText">Source type area</text:span> displays two text fields that allow you to enter a sphere origin and radius to specify the source sphere. To move the source sphere, type a new 3D point into the <text:span text:style-name="GUIText">Origin</text:span> text field. To change the radius of the sphere, you type a new radius value into the <text:span text:style-name="GUIText">Radius</text:span> text field. The Streamline plot creates a number of seed points on the surface of the sphere and ,again, the number of points is a function of the point density. The sphere source can be modified using the controls in the window or by using VisIt's interactive sphere tool. When a Streamline plot is selected in the <text:span text:style-name="GUIText">Plot list</text:span>, moving the sphere tool changes the source sphere and the plot calculates new streamlines.</text:p>
      <text:p text:style-name="Body"><draw:frame draw:style-name="fr7" draw:name="Frame_BoxSource" text:anchor-type="paragraph" svg:width="2in" draw:z-index="102"><draw:text-box fo:min-height="2in"><text:p text:style-name="Figure"><draw:frame draw:style-name="fr17" draw:name="graphics42" text:anchor-type="paragraph" svg:width="2in" svg:height="1.3862in" draw:z-index="103"><draw:image xlink:href="../images/Plots/streamlinewindow_box.png" xlink:type="simple" xlink:show="embed" xlink:actuate="onLoad"/></draw:frame>Figure <text:sequence text:ref-name="refFigure31" text:name="Figure" text:formula="ooow:Figure+1" style:num-format="1">1-31</text:sequence>: Box source type</text:p></draw:text-box></draw:frame><text:soft-page-break/>When the source type is set to Box (see <text:sequence-ref text:reference-format="category-and-value" text:ref-name="refFigure31">Figure 1-31</text:sequence-ref>), the <text:span text:style-name="GUIText">Source type area</text:span> displays three text fields that allow you to enter the minimum and maximum values for the x,y,z dimensions that are used to specify the box source. You can enter new minimum or maximum values by typing in the <text:span text:style-name="GUIText">X Extents</text:span>, <text:span text:style-name="GUIText">Y Extents</text:span>, or <text:span text:style-name="GUIText">Z Extents</text:span> text fields. The Streamline plot creates a 3D grid of evenly spaced seed points in the source box. The grid has a number of points equal to the point density plus one in all three dimensions. The box source can be modified using the window's controls or by using VisIt's interactive Box tool. When a Streamline plot is selected in the <text:span text:style-name="GUIText">Plot list</text:span>, moving the box tool changes the source box and calculates new streamlines.</text:p>
      <text:h text:style-name="Heading_20_3" text:outline-level="4"><text:alphabetical-index-mark-start text:id="IMark52222680"/>Changing the number of streamlines<text:alphabetical-index-mark-end text:id="IMark52222680"/></text:h>
      <text:p text:style-name="Body">The number of streamlines varies depending on the source type but all source types use the point density to determine the number of streamlines. To change the number of streamlines, type a new point density into the <text:span text:style-name="GUIText">Point density</text:span> text field in the <text:span text:style-name="GUIText">Streamline plot attributes window</text:span>. The point density can easily be incremented or decremented by clicking the up or down arrows next to the <text:span text:style-name="GUIText">Point density</text:span> text field.</text:p>
      <text:h text:style-name="Heading_20_3" text:outline-level="4"><text:alphabetical-index-mark-start text:id="IMark40518536" text:key1="Streamline plot"/>Setting streamline appearance<text:alphabetical-index-mark-end text:id="IMark40518536"/></text:h>
      <text:p text:style-name="Body"><draw:frame draw:style-name="fr4" draw:name="Frame_StreamlineDisplayMethods" text:anchor-type="paragraph" svg:width="6in" draw:z-index="104"><draw:text-box fo:min-height="1.711in"><text:p text:style-name="Figure"><draw:frame draw:style-name="fr17" draw:name="graphics43" text:anchor-type="paragraph" svg:width="6in" svg:height="1.3035in" draw:z-index="105"><draw:image xlink:href="../images/Plots/streamlinetypes.png" xlink:type="simple" xlink:show="embed" xlink:actuate="onLoad"/></draw:frame><draw:frame text:anchor-type="paragraph" draw:z-index="106" draw:style-name="gr20" draw:text-style-name="P13" svg:width="1.7815in" svg:height="0.228in" svg:x="0.0953in" svg:y="1.0752in"><draw:text-box><text:p text:style-name="P13">Lines</text:p></draw:text-box></draw:frame><draw:frame text:anchor-type="paragraph" draw:z-index="107" draw:style-name="gr20" draw:text-style-name="P13" svg:width="1.7815in" svg:height="0.228in" svg:x="2.0638in" svg:y="1.0752in"><draw:text-box><text:p text:style-name="P13">Tubes</text:p></draw:text-box></draw:frame><draw:frame text:anchor-type="paragraph" draw:z-index="108" draw:style-name="gr20" draw:text-style-name="P13" svg:width="1.7815in" svg:height="0.228in" svg:x="4.0327in" svg:y="1.0752in"><draw:text-box><text:p text:style-name="P13">Ribbons</text:p></draw:text-box></draw:frame>Figure <text:sequence text:ref-name="refFigure32" text:name="Figure" text:formula="ooow:Figure+1" style:num-format="1">1-32</text:sequence>: Streamline display methods</text:p></draw:text-box></draw:frame>The Streamline plot's streamlines can be drawn as lines, tubes, or ribbons (see <text:sequence-ref text:reference-format="category-and-value" text:ref-name="refFigure32">Figure 1-32</text:sequence-ref>). Drawing the streamlines as lines, which is the default, is faster than drawing them as tubes or ribbons but it is not as visually appealing. When streamlines are drawn as tubes, the streamlines appear thicker and they have can have a small sphere that indicates the streamline's starting point. <text:soft-page-break/>When the streamlines are drawn as ribbons, they twist in response to the vector field's vorticity.</text:p>
      <text:p text:style-name="Body"><draw:frame draw:style-name="fr12" draw:name="Frame_StreamlineAppearance" text:anchor-type="paragraph" svg:width="2in" draw:z-index="109"><draw:text-box fo:min-height="2.5in"><text:p text:style-name="Figure"><draw:frame draw:style-name="fr17" draw:name="graphics44" text:anchor-type="paragraph" svg:width="2in" svg:height="1.7465in" draw:z-index="110"><draw:image xlink:href="../images/Plots/streamlinewindow_appearance.png" xlink:type="simple" xlink:show="embed" xlink:actuate="onLoad"/></draw:frame>Figure <text:sequence text:ref-name="refFigure33" text:name="Figure" text:formula="ooow:Figure+1" style:num-format="1">1-33</text:sequence>: Streamline appearance</text:p></draw:text-box></draw:frame>To display the streamlines as tubes, you can select Tubes from the <text:span text:style-name="GUIText">Display as </text:span>combo box on the <text:span text:style-name="GUIText">Streamline plot attributes window's Appearance tab </text:span>(see <text:sequence-ref text:reference-format="category-and-value" text:ref-name="refFigure33">Figure 1-33</text:sequence-ref>). To display the streamlines as ribbons, you can select Ribbons from the <text:span text:style-name="GUIText">Display as</text:span> combo box. When streamlines are drawn as tubes, you can elect to show their start position by clicking the <text:span text:style-name="GUIText">Show start</text:span> check box. The look of streamline tubes and ribbons can be further modified by changing the radius, which affects the thickness of tubes and ribbons by typing a new value into the <text:span text:style-name="GUIText">Radius</text:span> text field. When the Streamline plot is drawn as lines, the line width can be set by selecting a new line width from the <text:span text:style-name="GUIText">Line width </text:span>combo box.</text:p>
      <text:h text:style-name="Heading_20_3" text:outline-level="4"><text:alphabetical-index-mark-start text:id="IMark70716840" text:key1="Streamline plot"/>Changing the streamline color<text:alphabetical-index-mark-end text:id="IMark70716840"/></text:h>
      <text:p text:style-name="Body">Streamline plots can be colored by the vector field's velocity magnitude, vorticity magnitude, or they can be colored using a constant color. To select the coloring method for the streamlines, select an option from the <text:span text:style-name="GUIText">Color by</text:span> combo box and select a color table by selecting a color table from the <text:span text:style-name="GUIText">Color table menu</text:span>. If a single color is used for all streamlines, you can set a new color by clicking on the <text:span text:style-name="GUIText">Single color</text:span> button and selecting a new color from the <text:span text:style-name="GUIText">Popup color menu</text:span>.</text:p>
      <text:h text:style-name="Heading_20_3" text:outline-level="4">Lighting</text:h>
      <text:p text:style-name="Body">Lighting adds detail and depth to the Streamline plot when streamline tubes are used. The <text:span text:style-name="GUIText">Lighting</text:span> check box in the lower part of the <text:span text:style-name="GUIText">Streamline plot attributes window</text:span> turns lighting on and off. Since lighting is on by default, uncheck the <text:span text:style-name="GUIText">Lighting</text:span> check box to turn lighting off.</text:p>
      <text:h text:style-name="Heading_20_2" text:outline-level="3"><text:alphabetical-index-mark-start text:id="IMark123576168"/>Subset Plot<text:alphabetical-index-mark-end text:id="IMark123576168"/></text:h>
      <text:p text:style-name="Body">The Subset plot (example in <text:sequence-ref text:reference-format="category-and-value" text:ref-name="refFigure34">Figure 1-34</text:sequence-ref>) is used to display subset relationships. The typical scientific database can be decomposed into many different subsets. Frequently a database is decomposed into material subsets or assembly subsets. The Subset plot draws the database with its various subsets color coded so they can be distinguished. For more information about subsets, see the <text:span text:style-name="ChapterName">Subsetting</text:span> chapter.</text:p>
      <text:h text:style-name="Heading_20_3" text:outline-level="4"><draw:frame draw:style-name="fr4" draw:name="Frame_SubsetPlot" text:anchor-type="paragraph" svg:width="6in" draw:z-index="111"><draw:text-box fo:min-height="4in"><text:p text:style-name="Figure"><draw:frame draw:style-name="fr27" draw:name="graphics46" text:anchor-type="paragraph" svg:width="2.2402in" svg:height="4in" draw:z-index="113"><draw:image xlink:href="../images/Plots/subsetplotwindow.png" xlink:type="simple" xlink:show="embed" xlink:actuate="onLoad"/></draw:frame><draw:frame draw:style-name="fr21" draw:name="graphics45" text:anchor-type="paragraph" svg:width="3.5in" svg:height="3.5in" draw:z-index="112"><draw:image xlink:href="../images/Plots/subsetplot.png" xlink:type="simple" xlink:show="embed" xlink:actuate="onLoad"/></draw:frame>Figure <text:sequence text:ref-name="refFigure34" text:name="Figure" text:formula="ooow:Figure+1" style:num-format="1">1-34</text:sequence>: Subset plot and its plot attributes window</text:p></draw:text-box></draw:frame><text:soft-page-break/><text:alphabetical-index-mark-start text:id="IMark67647624" text:key1="Subset plot"/>Changing colors<text:alphabetical-index-mark-end text:id="IMark67647624"/></text:h>
      <text:p text:style-name="Body">The main portion of the <text:span text:style-name="GUIText">Subset plot attributes window</text:span>, also known as the <text:span text:style-name="GUIText">Subset colors area</text:span>, is devoted to setting subset colors. The <text:span text:style-name="GUIText">Subset colors area</text:span> contains a list of subset names with an associated subset color. Subset plot colors can be assigned three different ways, the first of which uses a color table. A color table is a named palette of colors that you can customize to suite your needs. When the Subset plot uses a color table to color subsets, it selects colors that are evenly spaced through the color table based on the number of subsets. For example, if you have three subsets and you are coloring them using the "xray" color table, the Subset plot picks three colors out of the color table so your levels are colored black, gray, and white. To color a Subset plot with a color table, click on the <text:span text:style-name="GUIText">Color table radio button</text:span> and choose a color table from the <text:span text:style-name="GUIText">Color table menu</text:span> to right of the <text:span text:style-name="GUIText">Color table radio button</text:span>. </text:p>
      <text:p text:style-name="Body">If you want all subsets to be the same color, click the <text:span text:style-name="GUIText">Single</text:span> radio button at the top of the <text:span text:style-name="GUIText">Subset plot attributes window</text:span> and select a new color from the <text:span text:style-name="GUIText">Popup color menu</text:span> that is activated by clicking on the <text:span text:style-name="GUIText">Single color button</text:span> . The opacity slider next to the <text:span text:style-name="GUIText">Single color button</text:span> sets the opacity for the single color.</text:p>
      <text:p text:style-name="Body">Clicking the <text:span text:style-name="GUIText">Multiple</text:span> radio button causes each subset to be a different, user-specified color. By default, multiple colors are set using the colors of the discrete color table that is active when the Subset plot is created. To change the color for any of the subsets, select one or more subsets from <text:soft-page-break/>the list of subsets and click on the <text:span text:style-name="GUIText">Color button</text:span> to the right of the <text:span text:style-name="GUIText">Multiple</text:span> radio button and select a new color from the <text:span text:style-name="GUIText">Popup color menu</text:span>. To change the opacity for a subset, move <text:span text:style-name="GUIText">Multiple</text:span> opacity slider to the left to make the subset more transparent or move the slider to the right to make the subset more opaque.</text:p>
      <text:p text:style-name="Body">The <text:span text:style-name="GUIText">Subset plot attributes window</text:span> contains a list of subset names with an associated subset color. To change a subset's color, select one or more subsets from the list, click the color button and select a new color from the popup color menu. </text:p>
      <text:h text:style-name="Heading_20_3" text:outline-level="4"><text:alphabetical-index-mark-start text:id="IMark50096408" text:key1="Subset plot"/>Opacity<text:alphabetical-index-mark-end text:id="IMark50096408"/></text:h>
      <text:p text:style-name="Body">The Subset plot's opacity can be changed globally as well as on a per subset basis. To change subset opacity, first select one or more subsets in the subset list and move the opacity slider next to the color button. Moving the opacity slider to the left makes the selected subsets more transparent and moving the slider to the right makes the selected subsets more opaque. To change the entire plot's opacity globally, use the <text:span text:style-name="GUIText">Opacity</text:span> slider near the bottom of the window.</text:p>
      <text:h text:style-name="Heading_20_3" text:outline-level="4"><text:alphabetical-index-mark-start text:id="IMark50096408" text:key1="Subset plot"/>Setting point properties<text:alphabetical-index-mark-end text:id="IMark50096408"/></text:h>
      <text:p text:style-name="Body">Albeit rare, the Subset plot can be used to plot points that belong to different subsets so the <text:span text:style-name="GUIText">Subset plot attributes window</text:span> provides controls that allow you to set the representation and size of the points. You can change the points' representation using the <text:span text:style-name="GUIText">Point Type</text:span> combo box. The available options are: <text:span text:style-name="GUIText">Box</text:span>, <text:span text:style-name="GUIText">Axis</text:span>, <text:span text:style-name="GUIText">Icosahedron</text:span>, <text:span text:style-name="GUIText">Point</text:span>, and <text:span text:style-name="GUIText">Sphere</text:span>. To change the size of the points, you can enter a new floating point value into the <text:span text:style-name="GUIText">Point size</text:span> text field. Finally, you can opt to scale the points' glyphs using a scalar expression by turning on the <text:span text:style-name="GUIText">Scale point size by variable</text:span> check box and by selecting a scalar variable from the <text:span text:style-name="GUIText">Variable</text:span> button to the right of that check box.</text:p>
      <text:h text:style-name="Heading_20_3" text:outline-level="4"><text:alphabetical-index-mark-start text:id="IMark50096408" text:key1="Subset plot"/>Wireframe mode<text:alphabetical-index-mark-end text:id="IMark50096408"/></text:h>
      <text:p text:style-name="Body">The Subset plot can be modified so that it only displays outer edges of subsets. This option usually leaves lines that give only the rough shape of subsets and where they join other subsets. To make the Subset plot display in wireframe mode, check the <text:span text:style-name="GUIText">Wireframe</text:span> check box near the bottom of the <text:span text:style-name="GUIText">Subset plot attributes window</text:span>.</text:p>
      <text:h text:style-name="Heading_20_3" text:outline-level="4"><text:alphabetical-index-mark-start text:id="IMark50096408" text:key1="Subset plot"/>Drawing internal surfaces<text:alphabetical-index-mark-end text:id="IMark50096408"/></text:h>
      <text:p text:style-name="Body">When you make one or more subsets transparent, you might want to make the Subset plot draw internal surfaces. Internal surfaces are normally removed from Subset plots to make them draw faster. To make the Subset plot draw internal surfaces, check the <text:span text:style-name="GUIText">Draw internal surfaces</text:span> check box near the bottom of the <text:span text:style-name="GUIText">Subset plot attributes window</text:span>.</text:p>
      <text:h text:style-name="Heading_20_3" text:outline-level="4"><text:soft-page-break/><text:alphabetical-index-mark-start text:id="IMark50096408" text:key1="Subset plot"/>Geometry smoothing<text:alphabetical-index-mark-end text:id="IMark50096408"/></text:h>
      <text:p text:style-name="Body">Sometimes visualization operations such as material interface reconstruction can alter mesh surfaces so they are pointy or distorted. The Subset plot provides an optional Geometry smoothing option to smooth out the mesh surfaces so they look better when the plot is visualized. Geometry smoothing is not done by default, you must click the <text:span text:style-name="GUIText">Fast</text:span> or <text:span text:style-name="GUIText">High</text:span> radio buttons to enable it. The <text:span text:style-name="GUIText">Fast</text:span> geometry smoothing setting smooths out the geometry a little while the <text:span text:style-name="GUIText">High</text:span> setting works produces smoother surfaces.</text:p>
      <text:h text:style-name="Heading_20_2" text:outline-level="3"><text:alphabetical-index-mark-start text:id="IMark67496216"/>Surface Plot<text:alphabetical-index-mark-end text:id="IMark67496216"/></text:h>
      <text:p text:style-name="Body"><draw:frame draw:style-name="fr7" draw:name="Frame_SurfacePlot" text:anchor-type="paragraph" svg:width="6in" draw:z-index="114"><draw:text-box fo:min-height="4in"><text:p text:style-name="Figure"><draw:frame draw:style-name="fr27" draw:name="graphics48" text:anchor-type="paragraph" svg:width="2.5402in" svg:height="4in" draw:z-index="116"><draw:image xlink:href="../images/Plots/surfacewindow.png" xlink:type="simple" xlink:show="embed" xlink:actuate="onLoad"/></draw:frame><draw:frame draw:style-name="fr21" draw:name="graphics47" text:anchor-type="paragraph" svg:width="3.5in" svg:height="3.35in" draw:z-index="115"><draw:image xlink:href="../images/Plots/surfaceplot.png" xlink:type="simple" xlink:show="embed" xlink:actuate="onLoad"/></draw:frame>Figure <text:sequence text:ref-name="refFigure35" text:name="Figure" text:formula="ooow:Figure+1" style:num-format="1">1-35</text:sequence>: Surface plot and its plot attributes window</text:p></draw:text-box></draw:frame>The Surface plot (example shown in <text:sequence-ref text:reference-format="category-and-value" text:ref-name="refFigure35">Figure 1-35</text:sequence-ref>) takes 2D scalar databases as input and adds a height component to the variable's mesh, resulting in a height map that is then colored by the plotted variable. You might want to use this plot to examine 2D datasets because features of the plotted variable are highlighted by the height of the plot in addition to being highlighted by the plot's colors.</text:p>
      <text:h text:style-name="Heading_20_3" text:outline-level="4"><text:alphabetical-index-mark-start text:id="IMark50096408" text:key1="Surface plot"/>Surface and Wireframe modes<text:alphabetical-index-mark-end text:id="IMark50096408"/></text:h>
      <text:p text:style-name="Body">The Surface plot can be drawn in different ways. The default appearance of the Surface plot draws the surface only. Wireframes, which are essentially mesh lines, can also be drawn. You can draw wireframes with or without the surface. To select which parts of the plot are drawn, check <text:soft-page-break/>the <text:span text:style-name="GUIText">Surface</text:span> and <text:span text:style-name="GUIText">Wireframe</text:span> check boxes in the <text:span text:style-name="GUIText">Surface plot attributes window</text:span>.</text:p>
      <text:h text:style-name="Heading_20_3" text:outline-level="4"><text:alphabetical-index-mark-start text:id="IMark67496216" text:key1="Surface plot"/>Surface color<text:alphabetical-index-mark-end text:id="IMark67496216"/></text:h>
      <text:p text:style-name="Body"><draw:frame draw:style-name="fr10" draw:name="Frame_SurfacePlotColors" text:anchor-type="paragraph" svg:width="3.5in" draw:z-index="117"><draw:text-box fo:min-height="2in"><text:p text:style-name="Figure"><draw:frame draw:style-name="fr26" draw:name="graphics49" text:anchor-type="paragraph" svg:width="3.5in" svg:height="1.75in" draw:z-index="118"><draw:image xlink:href="../images/Plots/surfaceplotcolor.png" xlink:type="simple" xlink:show="embed" xlink:actuate="onLoad"/></draw:frame>Figure <text:sequence text:ref-name="refFigure36" text:name="Figure" text:formula="ooow:Figure+1" style:num-format="1">1-36</text:sequence>: Surface plot colored by Z-value (left) and constant color (right)</text:p></draw:text-box></draw:frame>By default, the Surface plot is colored by the variable value or Z-value as with the Pseudocolor plot. The second coloration scheme uses constant coloration where the entire surface is the same color (see <text:sequence-ref text:reference-format="category-and-value" text:ref-name="refFigure36">Figure 1-36</text:sequence-ref>). To choose a coloration scheme, click on the <text:span text:style-name="GUIText">Constant</text:span> or <text:span text:style-name="GUIText">Z-Value</text:span> radio buttons. When the plot uses constant coloring, you can change the color by clicking on the color button next to the <text:span text:style-name="GUIText">Constant</text:span> radio button and selecting a new color from the popup color menu. When the plot uses coloring based on the <text:span text:style-name="GUIText">Z-Value</text:span>, you change colors by selecting a new color table name from the color table button next to the <text:span text:style-name="GUIText">Z-Value</text:span> radio button. The available color table names are an up-to-date list of VisIt color table names.</text:p>
      <text:h text:style-name="Heading_20_3" text:outline-level="4"><text:alphabetical-index-mark-start text:id="IMark66923944" text:key1="Surface plot"/>Wireframe properties<text:alphabetical-index-mark-end text:id="IMark66923944"/></text:h>
      <text:p text:style-name="Body">The Surface plot's wireframe lines can have different line styles, widths, and colors. To set the line width, make a selection from the <text:span text:style-name="GUIText">Line width</text:span> menu. To set the line style, make a selection from the <text:span text:style-name="GUIText">Line style</text:span> menu. To change the wireframe color, click on the <text:span text:style-name="GUIText">Wire color</text:span> button and choose a new color from the popup color menu. Note that wireframes must be enabled to set their properties.</text:p>
      <text:h text:style-name="Heading_20_3" text:outline-level="4"><text:alphabetical-index-mark-start text:id="IMark50096408" text:key1="Surface plot"/>Scaling the data<text:alphabetical-index-mark-end text:id="IMark50096408"/></text:h>
      <text:p text:style-name="Body">The scale is map data values to color values and surface height. VisIt provides three scaling options: <text:span text:style-name="GUIText">Linear</text:span>, <text:span text:style-name="GUIText">Log</text:span>, and <text:span text:style-name="GUIText">Skew</text:span>. <text:span text:style-name="GUIText">Linear</text:span>, which is the default, uses a linear mapping of data values to color values. <text:span text:style-name="GUIText">Log</text:span> scaling is used to map small ranges of data to larger ranges of color (see <text:sequence-ref text:reference-format="category-and-value" text:ref-name="refFigure37">Figure 1-37</text:sequence-ref>). <text:span text:style-name="GUIText">Skew</text:span> scaling (<text:sequence-ref text:reference-format="category-and-value" text:ref-name="refFigure38">Figure 1-38</text:sequence-ref>) goes one step further by using an exponential function based on a skew factor to adjust the mapping of data to colors and surface height. The function used in skew scaling is <text:span text:style-name="Strong_20_Emphasis">(s^d - 1) / (s - 1) </text:span>where s is a skew factor greater than zero and d is a data value that has been mapped to a range from zero to one. <text:span text:style-name="GUIText">Skew</text:span> scaling can be customized by changing the skew factor. A skew factor of one is equivalent to linear scaling but values either larger or smaller than one produce curves that map either the high or low end of the data to a larger color range. To change the skew factor, choose <text:span text:style-name="GUIText">Skew</text:span> scaling and type a new skew factor into the <text:span text:style-name="GUIText">Skew factor</text:span> text field.</text:p>
      <text:p text:style-name="P11"><draw:frame draw:style-name="fr7" draw:name="Frame_SurfacePlotScaling" text:anchor-type="paragraph" svg:width="4in" draw:z-index="119"><draw:text-box fo:min-height="2.5in"><text:p text:style-name="Figure"><draw:frame draw:style-name="fr26" draw:name="graphics50" text:anchor-type="paragraph" svg:width="4in" svg:height="2in" draw:z-index="120"><draw:image xlink:href="../images/Plots/surfaceplotlinlog.png" xlink:type="simple" xlink:show="embed" xlink:actuate="onLoad"/></draw:frame>Figure <text:sequence text:ref-name="refFigure37" text:name="Figure" text:formula="ooow:Figure+1" style:num-format="1">1-37</text:sequence>: Linear scale (left) and Log scale (right)</text:p></draw:text-box></draw:frame><text:soft-page-break/></text:p>
      <text:p text:style-name="P11"><draw:frame draw:style-name="fr7" draw:name="Frame_SurfacePlotSkew" text:anchor-type="paragraph" svg:width="6in" draw:z-index="121"><draw:text-box fo:min-height="1.9925in"><text:p text:style-name="Figure"><draw:frame draw:style-name="fr17" draw:name="graphics51" text:anchor-type="paragraph" svg:width="6in" svg:height="1.5in" draw:z-index="122"><draw:image xlink:href="../images/Plots/surfaceplotskew.png" xlink:type="simple" xlink:show="embed" xlink:actuate="onLoad"/></draw:frame><draw:g text:anchor-type="paragraph" draw:z-index="123" draw:style-name="gr1"><draw:frame draw:style-name="gr21" draw:text-style-name="P13" svg:width="1.4598in" svg:height="0.2606in" svg:x="0in" svg:y="1.5752in"><draw:text-box><text:p text:style-name="P13">Skew=0.01</text:p></draw:text-box></draw:frame><draw:frame draw:style-name="gr21" draw:text-style-name="P13" svg:width="1.4598in" svg:height="0.2606in" svg:x="1.4083in" svg:y="1.5752in"><draw:text-box><text:p text:style-name="P13">Skew=0.1</text:p></draw:text-box></draw:frame><draw:frame draw:style-name="gr21" draw:text-style-name="P13" svg:width="1.4598in" svg:height="0.2606in" svg:x="2.9957in" svg:y="1.5752in"><draw:text-box><text:p text:style-name="P13">Skew=10</text:p></draw:text-box></draw:frame><draw:frame draw:style-name="gr21" draw:text-style-name="P13" svg:width="1.4598in" svg:height="0.2606in" svg:x="4.4555in" svg:y="1.5752in"><draw:text-box><text:p text:style-name="P13">Skew=100</text:p></draw:text-box></draw:frame></draw:g></text:p><text:p text:style-name="Figure">Figure <text:sequence text:ref-name="refFigure38" text:name="Figure" text:formula="ooow:Figure+1" style:num-format="1">1-38</text:sequence>: Effects of skew factor on Surface plot</text:p></draw:text-box></draw:frame></text:p>
      <text:h text:style-name="Heading_20_3" text:outline-level="4"><text:alphabetical-index-mark-start text:id="IMark66887384" text:key1="Surface plot"/>Limits<text:alphabetical-index-mark-end text:id="IMark66887384"/></text:h>
      <text:p text:style-name="Body">Setting limits for the plot imposes artificial minima and maxima on the plotted variable. This effectively restricts the range of data used to color and set the height for the Surface plot. You might set limits when you are only interested in a small range of the data or when data limits need to be maintained for multiple time steps, as when playing an animation. Setting limits often highlights a certain range in the data by assigning more colors to that data range.</text:p>
      <text:p text:style-name="Body">When setting the limits for the Surface plot, the first option to set is the limit mode. The limit mode determines whether the original data extents are used or the current plot data extents, which may vary, are used. To select the limit mode, choose either <text:alphabetical-index-mark-start text:id="IMark50096408" text:key1="Surface plot"/><text:span text:style-name="GUIText">Use Original Data</text:span><text:alphabetical-index-mark-end text:id="IMark50096408"/> or <text:span text:style-name="GUIText">Use Current Plot</text:span> from the <text:alphabetical-index-mark-start text:id="IMark47476920"/><text:span text:style-name="GUIText">Limits</text:span> menu<text:alphabetical-index-mark-end text:id="IMark47476920"/>.</text:p>
      <text:p text:style-name="Body">The limits for the Surface plot consist of a minimum value and a maximum value. You may set these limits, and turn them on and off, independently of one another. That is, the use of one limit does not require the use of the other. To set a limit, check the <text:span text:style-name="GUIText">Min</text:span> or <text:span text:style-name="GUIText">Max</text:span> check box next to the <text:soft-page-break/><text:span text:style-name="GUIText">Min</text:span> or <text:span text:style-name="GUIText">Max</text:span> text field and type a new limit value into the <text:span text:style-name="GUIText">Min</text:span> or <text:span text:style-name="GUIText">Max</text:span> text field.</text:p>
      <text:h text:style-name="Heading_20_3" text:outline-level="4"><text:alphabetical-index-mark-start text:id="IMark66923944" text:key1="Surface plot"/>Lighting<text:alphabetical-index-mark-end text:id="IMark66923944"/></text:h>
      <text:p text:style-name="Body">Lighting adds detail and depth, two characteristics that are important for animations, to the Surface plot. You can click the <text:span text:style-name="GUIText">Lighting</text:span> check box in the lower part of the <text:span text:style-name="GUIText">Surface plot attributes window</text:span> to turn lighting on and off. Since lighting is on by default, uncheck the <text:span text:style-name="GUIText">Lighting</text:span> check box to turn lighting off.</text:p>
      <text:h text:style-name="Heading_20_2" text:outline-level="3">Tensor plot</text:h>
      <text:p text:style-name="Body"><draw:frame draw:style-name="fr7" draw:name="Frame_TensorPlot" text:anchor-type="paragraph" svg:width="6in" draw:z-index="124"><draw:text-box fo:min-height="4in"><text:p text:style-name="Figure"><draw:frame draw:style-name="fr34" draw:name="graphics53" text:anchor-type="paragraph" svg:width="2.4902in" svg:height="4in" draw:z-index="126"><draw:image xlink:href="../images/Plots/tensorwindow.png" xlink:type="simple" xlink:show="embed" xlink:actuate="onLoad"/></draw:frame><draw:frame draw:style-name="fr18" draw:name="graphics52" text:anchor-type="paragraph" svg:width="3.5in" svg:height="3.4402in" draw:z-index="125"><draw:image xlink:href="../images/Plots/tensorplot.png" xlink:type="simple" xlink:show="embed" xlink:actuate="onLoad"/></draw:frame>Figure <text:sequence text:ref-name="refFigure39" text:name="Figure" text:formula="ooow:Figure+1" style:num-format="1">1-39</text:sequence>: Tensor plot and its plot attributes window</text:p></draw:text-box></draw:frame>The Tensor plot, shown in <text:sequence-ref text:reference-format="category-and-value" text:ref-name="refFigure39">Figure 1-39</text:sequence-ref>, displays tensor variables using ellipsoid glyphs to convey information about a tensor variable's eigenvalues. Each glyph's scaling and rotation is controlled by the eigenvalues/eigenvectors of the tensor as follows: for each tensor, the eigenvalues (and associated eigenvectors) are sorted to determine the major, medium, and minor eigenvalues/eigenvectors. The major eigenvalue scales the glyph in the x-direction, the medium in the y-direction, and the minor in the z-direction. Then, the glyph is rotated so that the glyph's local x-axis lies along the major eigenvector, y-axis along the medium eigenvector, and z-axis along the minor.</text:p>
      <text:h text:style-name="Heading_20_3" text:outline-level="4"><text:soft-page-break/><text:alphabetical-index-mark-start text:id="IMark47476920" text:key1="Tensor plot"/>Changing the tensor colors<text:alphabetical-index-mark-end text:id="IMark47476920"/></text:h>
      <text:p text:style-name="Body">The Tensor plot can be colored by a solid color or by the corresponding to the largest eigenvalue. To color the Tensor plot by eigenvalues, click the <text:span text:style-name="GUIText">Eigenvalues</text:span> radio button and then select a color table name from the color table button to the right of the <text:span text:style-name="GUIText">Eigenvalues</text:span> radio button. To make all tensor glyphs be the same color, click the <text:span text:style-name="GUIText">Constant</text:span> radio button and choose a color by clicking on the <text:span text:style-name="GUIText">Constant color button</text:span> and selecting a new color from the <text:span text:style-name="GUIText">Popup color menu</text:span>.</text:p>
      <text:h text:style-name="Heading_20_3" text:outline-level="4"><text:alphabetical-index-mark-start text:id="IMark67411416" text:key1="Tensor plot"/>Setting the tensor scale<text:alphabetical-index-mark-end text:id="IMark67411416"/></text:h>
      <text:p text:style-name="Body">The Tensor plot's tensor scale affects how large the ellipsoidal glyphs that represent the tensor are drawn. By default, VisIt computes an automatic scale factor based on the length of the bounding box's diagonal to multiply by the user-specified scale factor. This ensures that the tensors are some reasonable size independent of the size of the mesh. To change the tensor scale, type a new floating point number into the <text:span text:style-name="GUIText">Scale</text:span> text field and click the <text:span text:style-name="GUIText">Apply</text:span> button in the <text:span text:style-name="GUIText">Tensor plot attributes window</text:span>. If you want to turn off automatic scaling so the size of the tensors is solely determined by the scale in the Scale text field, turn off the Auto scale check box. Yet another scaling option for tensors is scaling by magnitude. When the <text:span text:style-name="GUIText">Scale by magnitude</text:span> check box is checked, the magnitude of the tensor's longest eigenvector is used as a scale factor that is multiplied into the scale determined by the user-specified scale and the automatic scale factor.</text:p>
      <text:h text:style-name="Heading_20_3" text:outline-level="4"><text:alphabetical-index-mark-start text:id="IMark66923944" text:key1="Tensor plot"/>Setting the number of tensors<text:alphabetical-index-mark-end text:id="IMark66923944"/></text:h>
      <text:p text:style-name="Body">When visualizing a large database, a Tensor plot will often have too many tensors to effectively visualize so the Tensor plot provides controls to reduce the number of tensors to a number that looks appealing in a visualization. You can accomplish this reduction by setting a fixed number of tensors or by setting a stride. To set a fixed number of tensors, select the <text:span text:style-name="GUIText">N tensors</text:span> radio button and enter a new number of tensors into the <text:span text:style-name="GUIText">N tensors</text:span> text field. To reduce the number of tensors by setting the stride, select the <text:span text:style-name="GUIText">Stride</text:span> radio button and enter a new stride value into the <text:span text:style-name="GUIText">Stride</text:span> text field.</text:p>
      <text:h text:style-name="Heading_20_2" text:outline-level="3"><text:alphabetical-index-mark-start text:id="IMark67835592"/>Truecolor plot<text:alphabetical-index-mark-end text:id="IMark67835592"/></text:h>
      <text:p text:style-name="Body">The Truecolor plot, shown in <text:sequence-ref text:reference-format="category-and-value" text:ref-name="refFigure40">Figure 1-40</text:sequence-ref>, is used to plot images of observational or experimental data so they can be compared to other plots, possibly of related, simulated data, in the same visualization window. The Truecolor plot takes in a color variable, represented in VisIt as a three or four component vector, and uses the vector components as the red, green, blue, and alpha values for the plotted image. This allows you access to many more colors than other plots like the Pseudocolor plot, which can be used only to plot a single color component of an image.</text:p>
      <text:p text:style-name="Body"><draw:frame draw:style-name="fr13" draw:name="Frame4_TrueColorPlot" text:anchor-type="paragraph" svg:width="6in" draw:z-index="127"><draw:text-box fo:min-height="4in"><text:p text:style-name="Figure"><draw:frame draw:style-name="fr20" draw:name="graphics55" text:anchor-type="paragraph" svg:width="2.5in" svg:height="1.5799in" draw:z-index="129"><draw:image xlink:href="../images/Plots/truecolorwindow.png" xlink:type="simple" xlink:show="embed" xlink:actuate="onLoad"/></draw:frame><draw:frame draw:style-name="fr21" draw:name="graphics54" text:anchor-type="paragraph" svg:width="3.5in" svg:height="3.4098in" draw:z-index="128"><draw:image xlink:href="../images/Plots/truecolor.png" xlink:type="simple" xlink:show="embed" xlink:actuate="onLoad"/></draw:frame>Figure <text:sequence text:ref-name="refFigure40" text:name="Figure" text:formula="ooow:Figure+1" style:num-format="1">1-40</text:sequence>: Truecolor plot and its plot attributes window. The Truecolor plot in the above example displays satellite imagery of the U.S. east coast.</text:p></draw:text-box></draw:frame><text:soft-page-break/></text:p>
      <text:h text:style-name="Heading_20_2" text:outline-level="3">Vector plot</text:h>
      <text:p text:style-name="Body"><draw:frame draw:style-name="fr4" draw:name="Frame_VectorPlot" text:anchor-type="paragraph" svg:width="6in" draw:z-index="130"><draw:text-box fo:min-height="4in"><text:p text:style-name="Figure"><draw:frame draw:style-name="fr20" draw:name="graphics57" text:anchor-type="paragraph" svg:width="1.9402in" svg:height="4in" draw:z-index="132"><draw:image xlink:href="../images/Plots/vectorwindow.png" xlink:type="simple" xlink:show="embed" xlink:actuate="onLoad"/></draw:frame><draw:frame draw:style-name="fr21" draw:name="graphics56" text:anchor-type="paragraph" svg:width="3.5in" svg:height="3.4902in" draw:z-index="131"><draw:image xlink:href="../images/Plots/vectorplot.png" xlink:type="simple" xlink:show="embed" xlink:actuate="onLoad"/></draw:frame>Figure <text:sequence text:ref-name="refFigure41" text:name="Figure" text:formula="ooow:Figure+1" style:num-format="1">1-41</text:sequence>: Vector plot and its plot attributes window</text:p></draw:text-box></draw:frame><text:soft-page-break/>The Vector plot (example shown in <text:sequence-ref text:reference-format="category-and-value" text:ref-name="refFigure41">Figure 1-41</text:sequence-ref>) displays vector variables as small glyphs that indicate the direction and magnitude of vectors in a vector field.</text:p>
      <text:h text:style-name="Heading_20_3" text:outline-level="4"><text:alphabetical-index-mark-start text:id="IMark67496216" text:key1="Vector plot"/>Setting vector color<text:alphabetical-index-mark-end text:id="IMark67496216"/></text:h>
      <text:p text:style-name="Body">The vectors in the Vector plot can be colored by the magnitude of the vector variable or they can be colored using a constant color. Choose the coloring method by clicking on either the <text:span text:style-name="GUIText">Magnitude</text:span> radio button or the <text:span text:style-name="GUIText">Constant</text:span> color button. When vectors are colored by a constant color, you can change the color by clicking on the color button next to the <text:span text:style-name="GUIText">Constant</text:span> radio button and choosing a new color from the<text:span text:style-name="GUIText"> Popup color menu</text:span>. When vectors are colored by magnitude, the color is determined by one of VisIt's color tables, which can be chosen from the <text:span text:style-name="GUIText">Color table</text:span> button next to the <text:span text:style-name="GUIText">Magnitude</text:span> radio button.</text:p>
      <text:p text:style-name="Body">If you choose to color the vectors by their magnitudes, you have the option of also specifying minimum and maximum values to aid in the mapping of vector magnitude to color. The options that are used to aid coloring are collectively known as limits. Limits can apply to all vectors that exist in the dataset or just the vectors that have been drawn by the Vector plot. To specify which, choose the appropriate option from the <text:span text:style-name="GUIText">Limits</text:span> combo box. When you specify a minimum value all vectors with magnitudes less than the minimum value are colored using the color at the bottom of the color table. When you specify a maximum value all vectors with magnitudes larger <text:soft-page-break/>than the maximum value are colored using the color at the top of the color table. To provide a minimum value, check the <text:span text:style-name="GUIText">Min</text:span> check box and type a new minimum value into the <text:span text:style-name="GUIText">Min</text:span> text field. To provide a maximum value, check the <text:span text:style-name="GUIText">Max</text:span> check box and type a new maximum value into the <text:span text:style-name="GUIText">Max</text:span> text field. </text:p>
      <text:h text:style-name="Heading_20_3" text:outline-level="4"><text:alphabetical-index-mark-start text:id="IMark67411416" text:key1="Vector plot"/>Vector scaling<text:alphabetical-index-mark-end text:id="IMark67411416"/></text:h>
      <text:p text:style-name="Body">The size of the vector glyphs has a tremendous effect on the Vector plot's readability. VisIt uses an automatically computed scaling factor based on the diagonal of the bounding box as the size for the largest vector. You can augment this size by entering a new scale factor in to the <text:span text:style-name="GUIText">Scale</text:span> text field. It is also possible to turn off automatic scaling by turning off the <text:span text:style-name="GUIText">Auto scale</text:span> check box. When automatic scaling is turned off, the vectors in the Vector plot are the length specified in the <text:span text:style-name="GUIText">Scale</text:span> text field.</text:p>
      <text:p text:style-name="Body">If you want each vector to be further scaled by its own magnitude, you can turn on the <text:span text:style-name="GUIText">Scale by magnitude</text:span> check box. When the <text:span text:style-name="GUIText">Scale by magnitude</text:span> check box is off, all vectors are the same length as determined by the automatically computed scale factor and the user-specified scale.</text:p>
      <text:h text:style-name="Heading_20_3" text:outline-level="4"><text:alphabetical-index-mark-start text:id="IMark40284040" text:key1="Vector plot"/>Heads on the vector glyph<text:alphabetical-index-mark-end text:id="IMark40284040"/></text:h>
      <text:p text:style-name="Body">You can control the vector head size by typing a new value into the<text:span text:style-name="GUIText"> Head size</text:span> text field, which is the fraction of the entire vector's length that will be devoted to the vector's head. Vectors in the Vector plot can be drawn without vector heads so that only the line part of the vector glyph is drawn. This results in cleaner plots, but the vector direction is lost. To turn off vector heads, uncheck the <text:span text:style-name="GUIText">Draw head</text:span> check box at the bottom of the <text:span text:style-name="GUIText">Vector plot attributes window</text:span>.</text:p>
      <text:h text:style-name="Heading_20_3" text:outline-level="4"><text:alphabetical-index-mark-start text:id="IMark50096408" text:key1="Vector plot"/>Tails on the vector glyph<text:alphabetical-index-mark-end text:id="IMark50096408"/></text:h>
      <text:p text:style-name="Body">The length of the tails on the vector glyph are determined by the vector scaling factors that have been enabled. You can also set properties that determine the location and line properties used to draw a vector glyph's tail. First of all, you can set the line style used to draw the vector glyph's tail by choosing a line style from the <text:span text:style-name="GUIText">Line style </text:span>combo box. You can choose a new line width for the vector glyph's tail by choosing a new line width from the <text:span text:style-name="GUIText">Line width</text:span> combo box. Finally, you can determine where the origin of the vector is on the vector glyph. The vector origin is a point along the length of the vector that is aligned with the node or cell center where the vector glyph will be drawn. The available options are: Head, Middle, and Tail. You can choose a new Vector origin by clicking on one of the <text:span text:style-name="GUIText">Head</text:span>, <text:span text:style-name="GUIText">Middle</text:span>, or <text:span text:style-name="GUIText">Tail</text:span> radio buttons.</text:p>
      <text:h text:style-name="Heading_20_3" text:outline-level="4"><text:soft-page-break/><text:alphabetical-index-mark-start text:id="IMark67835592" text:key1="Vector plot"/>Setting the number of vectors<text:alphabetical-index-mark-end text:id="IMark67835592"/></text:h>
      <text:p text:style-name="Body">When visualizing a large database, a Vector plot will often have too many vectors. The Vector plot becomes incomprehensible with too many vectors. VisIt provides controls to thin the number of vectors to a number that looks appealing in a visualization. You can accomplish this reduction by setting a fixed number of vectors or by setting a stride. To set a fixed number of vectors, select the <text:span text:style-name="GUIText">N vectors</text:span> radio button and enter a new number of vectors into the <text:span text:style-name="GUIText">N vectors</text:span> text field. To reduce the number of vectors by setting the stride, select the <text:span text:style-name="GUIText">Stride</text:span> radio button and enter a new stride value into the <text:span text:style-name="GUIText">Stride</text:span> text field.</text:p>
      <text:h text:style-name="Heading_20_2" text:outline-level="3"><text:alphabetical-index-mark-start text:id="IMark66887384"/>Volume plot<text:alphabetical-index-mark-end text:id="IMark66887384"/></text:h>
      <text:p text:style-name="Body"><draw:frame draw:style-name="fr10" draw:name="Frame_VolumePlot" text:anchor-type="paragraph" svg:width="3.5in" draw:z-index="133"><draw:text-box fo:min-height="4in"><text:p text:style-name="Figure"><draw:frame draw:style-name="fr26" draw:name="graphics58" text:anchor-type="paragraph" svg:width="3.5in" svg:height="3.4354in" draw:z-index="134"><draw:image xlink:href="../images/Plots/volumeplot.png" xlink:type="simple" xlink:show="embed" xlink:actuate="onLoad"/></draw:frame>Figure <text:sequence text:ref-name="refFigure42" text:name="Figure" text:formula="ooow:Figure+1" style:num-format="1">1-42</text:sequence>: Volume plot</text:p></draw:text-box></draw:frame>This plot, shown in <text:sequence-ref text:reference-format="category-and-value" text:ref-name="refFigure42">Figure 1-42</text:sequence-ref>, uses both color and transparency to visualize 3D scalar fields. The values in the data range have associated color and opacity values that allow parts of the dataset to become partially or completely transparent. This plot captures internal details while keeping the whole dataset at least partially visible.</text:p>
      <text:p text:style-name="Body">The Volume plot uses a visualization technique known as <text:alphabetical-index-mark-start text:id="IMark66923944"/>volume-rendering<text:alphabetical-index-mark-end text:id="IMark66923944"/>, which assigns color and opacity values to a range of data values. The colors and opacities are collectively known as a volume transfer function. The volume transfer function determines the colors of the plot and which parts are visible. The Volume plot uses three types of volume-rendering to visualize data.</text:p>
      <text:p text:style-name="Body">The first volume rendering method, hardware-accelerated splatting, resamples the entire database onto a small rectilinear grid and then, at each node in the grid, draws a small textured polygon. The polygon gets its colors and opacity from the transfer function. This method is fast due to its use of graphics hardware but it can require a large number of points in the resampled mesh to look accurate.</text:p>
      <text:p text:style-name="Body">Like the first volume rendering method, the second method, hardware-accelerated 3D texturing, <text:soft-page-break/>resamples the entire database onto a small rectilinear grid. Once the data has been resampled, it is converted into a 3D texture using the Volume plot's volume-<text:alphabetical-index-mark-start text:id="IMark66887384"/>transfer function<text:alphabetical-index-mark-end text:id="IMark66887384"/> and gets loaded into the video card's texture memory. The Volume plot then draws a set of planes that are perpendicular to the view vector from back to front, with each plane getting the pre-loaded texture mapped onto it. The resulting image is very crisp and captures details not evident when the splatting method is used.</text:p>
      <text:p text:style-name="Body">The third volume-rendering technique, called <text:alphabetical-index-mark-start text:id="IMark66856024"/>ray-casting<text:alphabetical-index-mark-end text:id="IMark66856024"/>, used by the Volume plot is not hardware accelerated. In ray-casting, a ray is followed in reverse from the computer screen into the dataset. As a ray progresses through the dataset, sample points are taken and the sample values are used to determine a color and opacity value for the sample point. Each sample point along the ray is composited to form a final color for the screen pixel. Rays are traced from closest to farthest to allow for early ray termination which stops the sampling process when the pixel opacity gets above a certain threshold. This method of volume-rendering yields superior pictures at the cost of speed and memory use.</text:p>
      <text:p text:style-name="Body"><draw:frame draw:style-name="fr3" draw:name="Frame_VolumePlotWindow" text:anchor-type="paragraph" svg:width="3in" draw:z-index="135"><draw:text-box fo:min-height="6in"><text:p text:style-name="Figure"><draw:frame draw:style-name="fr26" draw:name="graphics59" text:anchor-type="paragraph" svg:width="2.9098in" svg:height="5.8in" draw:z-index="136"><draw:image xlink:href="../images/Plots/volumewindow.png" xlink:type="simple" xlink:show="embed" xlink:actuate="onLoad"/></draw:frame>Figure <text:sequence text:ref-name="refFigure43" text:name="Figure" text:formula="ooow:Figure+1" style:num-format="1">1-43</text:sequence>: Volume plot attributes window</text:p></draw:text-box></draw:frame>The <text:span text:style-name="GUIText">Volume plot attributes window</text:span>, shown in <text:sequence-ref text:reference-format="category-and-value" text:ref-name="refFigure43">Figure 1-43</text:sequence-ref>, is divided into three main areas. The top <text:span text:style-name="GUIText">Color</text:span> <text:span text:style-name="GUIText">area</text:span> sets the colors that go along with the plot's data values. The <text:span text:style-name="GUIText">Opacity</text:span> <text:span text:style-name="GUIText">area</text:span> sets the opacity for the plot's data values. The bottom area contains controls which set the level of detail used to draw the plot.</text:p>
      <text:h text:style-name="Heading_20_3" text:outline-level="4"><text:alphabetical-index-mark-start text:id="IMark123575976" text:key1="Volume plot"/>Setting colors<text:alphabetical-index-mark-end text:id="IMark123575976"/></text:h>
      <text:p text:style-name="Body">You can design the color component of the volume transfer function using the controls in the top of the <text:span text:style-name="GUIText">Volume plot attributes window</text:span>. The controls are similar to the controls for the <text:span text:style-name="GUIText">Color Table Window</text:span>. There is a color spectrum that has color control points which determine the final look of the color table. Color control points are added and removed using the <text:span text:style-name="GUIText">"+"</text:span> and <text:span text:style-name="GUIText">"-"</text:span> buttons. Dragging control points with the mouse moves them and changes their order. Right-clicking on a color control point displays a popup color menu from which a new control point color can be chosen.</text:p>
      <text:h text:style-name="Heading_20_3" text:outline-level="4"><text:alphabetical-index-mark-start text:id="IMark50096408" text:key1="Volume plot"/>Limits<text:alphabetical-index-mark-end text:id="IMark50096408"/></text:h>
      <text:p text:style-name="Body">The <text:span text:style-name="GUIText">Volume plot attributes window</text:span> provides <text:soft-page-break/>controls for setting the limits of the variable being plotted. Limits are artificial minima or maxima that are specified by the user. Setting the limits to a smaller range of values than present in the database cause the plot's colors to be distributed among a smaller range of values, resulting in a plot with more color variety.</text:p>
      <text:p text:style-name="Body">You set the limits for the variable being plotted in the <text:span text:style-name="GUIText">Color area</text:span> of the window. To set the limits are set by first clicking the <text:span text:style-name="GUIText">Min</text:span> or <text:span text:style-name="GUIText">Max</text:span> check box next to the <text:span text:style-name="GUIText">Min</text:span> or <text:span text:style-name="GUIText">Max</text:span> text field. Clicking a check box enables a text field into which you can type a new minimum or maximum value.</text:p>
      <text:p text:style-name="Body">Like VisIt's other plots that map scalar values to colors, the Volume plot allows for the data values to be scaled using Linear, Log, and Skew functions. To select a scaling function other than linear where values in the data range are mapped 1:1 to values in the color range, click on the <text:span text:style-name="GUIText">Log10</text:span> or <text:span text:style-name="GUIText">Skew</text:span> radio buttons.</text:p>
      <text:h text:style-name="Heading_20_3" text:outline-level="4"><text:alphabetical-index-mark-start text:id="IMark67496216" text:key1="Volume plot"/>Setting opacities<text:alphabetical-index-mark-end text:id="IMark67496216"/></text:h>
      <text:p text:style-name="Body">The <text:span text:style-name="GUIText">Volume plot attributes window</text:span> provides several controls that allow you to define the opacity portion of the volume transfer function. The opacity portion of the volume transfer function determines what can be seen in the volume-rendered image. Data values with a lower opacity allow more to be seen and give the plot a gel-like appearance, while data values with higher opacity appear more solid and occlude objects behind them. The controls for setting opacities are located in the center of the window in the <text:span text:style-name="GUIText">Opacity area</text:span>.</text:p>
      <text:p text:style-name="Body"><draw:frame draw:style-name="fr7" draw:name="Frame_OpacityControls" text:anchor-type="paragraph" svg:width="5in" draw:z-index="137"><draw:text-box fo:min-height="1.7165in"><text:p text:style-name="Figure"><draw:frame draw:style-name="fr35" draw:name="graphics60" text:anchor-type="paragraph" svg:width="5in" svg:height="0.5953in" draw:z-index="138"><draw:image xlink:href="../images/Plots/opacity.png" xlink:type="simple" xlink:show="embed" xlink:actuate="onLoad"/></draw:frame><draw:frame text:anchor-type="paragraph" draw:z-index="139" draw:style-name="gr22" draw:text-style-name="P13" svg:width="1.698in" svg:height="0.2713in" svg:x="0.3866in" svg:y="0.1016in"><draw:text-box><text:p text:style-name="P13">Freeform curve</text:p></draw:text-box></draw:frame><draw:frame text:anchor-type="paragraph" draw:z-index="140" draw:style-name="gr22" draw:text-style-name="P13" svg:width="1.698in" svg:height="0.2713in" svg:x="2.7492in" svg:y="0.1016in"><draw:text-box><text:p text:style-name="P13">Gaussian curve</text:p></draw:text-box></draw:frame><draw:line text:anchor-type="paragraph" draw:z-index="141" draw:style-name="gr13" draw:text-style-name="P13" svg:x1="1.2201in" svg:y1="0.2992in" svg:x2="1.2201in" svg:y2="0.7in"><text:p/></draw:line><draw:line text:anchor-type="paragraph" draw:z-index="142" draw:style-name="gr13" draw:text-style-name="P13" svg:x1="3.5827in" svg:y1="0.2992in" svg:x2="3.5827in" svg:y2="0.7in"><text:p/></draw:line>Figure <text:sequence text:ref-name="refFigure44" text:name="Figure" text:formula="ooow:Figure+1" style:num-format="1">1-44</text:sequence>: Opacity controls</text:p></draw:text-box></draw:frame>You can set opacity two ways. You can hand-draw an opacity map, or create it by designing curves that specify the opacity when they are added together. Both methods use the controls shown in <text:sequence-ref text:reference-format="category-and-value" text:ref-name="refFigure44">Figure 1-44</text:sequence-ref>.</text:p>
      <text:p text:style-name="Body">The interaction mode determines how opacity is set. Clicking on the <text:span text:style-name="GUIText">Freeform</text:span> or <text:span text:style-name="GUIText">Gaussian</text:span> radio buttons selects the interaction mode. If the interaction mode switches from <text:span text:style-name="GUIText">Gaussian</text:span> to <text:span text:style-name="GUIText">Freeform</text:span>, the shape constructed by the <text:span text:style-name="GUIText">Gaussian</text:span> controls is copied to the <text:span text:style-name="GUIText">Freeform</text:span> control. Both controls pretend that the plot's data range is positioned horizontally such that the values on the left of the control correspond to the low data values while the values on the right of the control correspond to high data values. The vertical direction corresponds to the opacity for the <text:soft-page-break/>given data value. Taller curves are more opaque while shorter curves are more transparent.</text:p>
      <text:p text:style-name="Body"><draw:frame draw:style-name="fr14" draw:name="Frame_FreeformButtons" text:anchor-type="paragraph" svg:width="2in" draw:z-index="143"><draw:text-box fo:min-height="0.7193in"><text:p text:style-name="Figure"><draw:frame draw:style-name="fr17" draw:name="graphics61" text:anchor-type="paragraph" svg:width="2in" svg:height="0.2929in" draw:z-index="144"><draw:image xlink:href="../images/Plots/freeformbuttons.png" xlink:type="simple" xlink:show="embed" xlink:actuate="onLoad"/></draw:frame>Figure <text:sequence text:ref-name="refFigure45" text:name="Figure" text:formula="ooow:Figure+1" style:num-format="1">1-45</text:sequence>: Freeform button</text:p></draw:text-box></draw:frame>To design an opacity map using the <text:span text:style-name="GUIText">Freeform</text:span> control, position the mouse over it and click the left mouse button while moving the mouse. The shape traced by the mouse is entered into the <text:span text:style-name="GUIText">Freeform</text:span> control so you can draw the desired opacity curve. Immediately under the <text:span text:style-name="GUIText">Freeform</text:span> control, there are four buttons, shown in <text:sequence-ref text:reference-format="category-and-value" text:ref-name="refFigure45">Figure 1-45</text:sequence-ref>, which can be used to manipulate the curve. The first three buttons initialize a new curve. The black button makes all data values completely transparent. The ramp button creates a linear ramp of opacity that emphasizes high data values. The white button makes all data values completely opaque. The <text:span text:style-name="GUIText">Smooth</text:span> button smooths out small bumps in the opacity curve that occur when drawing the curve by hand.</text:p>
      <text:p text:style-name="Body"><draw:frame draw:style-name="fr15" draw:name="Frame_GaussianControlPoints" text:anchor-type="paragraph" svg:width="5in" draw:z-index="145"><draw:text-box fo:min-height="2.4535in"><text:p text:style-name="Frame_20_contents"><draw:frame draw:style-name="fr36" draw:name="graphics62" text:anchor-type="paragraph" svg:width="4.5in" svg:height="1.5902in" draw:z-index="146"><draw:image xlink:href="../images/Plots/gaussian.png" xlink:type="simple" xlink:show="embed" xlink:actuate="onLoad"/></draw:frame><draw:frame text:anchor-type="paragraph" draw:z-index="147" draw:style-name="gr23" draw:text-style-name="P16" svg:width="0.6878in" svg:height="0.2189in" svg:x="0.0764in" svg:y="0.161in"><draw:text-box><text:p><text:span text:style-name="T3">height</text:span></text:p></draw:text-box></draw:frame><draw:frame text:anchor-type="paragraph" draw:z-index="148" draw:style-name="gr23" draw:text-style-name="P16" svg:width="0.6878in" svg:height="0.2189in" svg:x="0.0764in" svg:y="0.5547in"><draw:text-box><text:p><text:span text:style-name="T3">shape</text:span></text:p></draw:text-box></draw:frame><draw:frame text:anchor-type="paragraph" draw:z-index="149" draw:style-name="gr23" draw:text-style-name="P16" svg:width="0.6878in" svg:height="0.2189in" svg:x="0.0764in" svg:y="0.9484in"><draw:text-box><text:p><text:span text:style-name="T3">position</text:span></text:p></draw:text-box></draw:frame><draw:frame text:anchor-type="paragraph" draw:z-index="150" draw:style-name="gr23" draw:text-style-name="P16" svg:width="0.6878in" svg:height="0.2189in" svg:x="0.0764in" svg:y="1.5898in"><draw:text-box><text:p><text:span text:style-name="T3">width</text:span></text:p></draw:text-box></draw:frame><draw:frame text:anchor-type="paragraph" draw:z-index="151" draw:style-name="gr23" draw:text-style-name="P17" svg:width="1.3232in" svg:height="0.2189in" svg:x="0.9098in" svg:y="1.7362in"><draw:text-box><text:p text:style-name="P13"><text:span text:style-name="T3">Control points</text:span></text:p></draw:text-box></draw:frame><draw:frame text:anchor-type="paragraph" draw:z-index="152" draw:style-name="gr23" draw:text-style-name="P17" svg:width="1.3232in" svg:height="0.2189in" svg:x="3.1575in" svg:y="1.7362in"><draw:text-box><text:p text:style-name="P13"><text:span text:style-name="T3">Curve shapes</text:span></text:p></draw:text-box></draw:frame><draw:line text:anchor-type="paragraph" draw:z-index="153" draw:style-name="gr13" draw:text-style-name="P13" svg:x1="0.4516in" svg:y1="0.2441in" svg:x2="1.4827in" svg:y2="0.0984in"><text:p/></draw:line><draw:line text:anchor-type="paragraph" draw:z-index="154" draw:style-name="gr13" draw:text-style-name="P13" svg:x1="0.4516in" svg:y1="0.6382in" svg:x2="1.535in" svg:y2="1.0571in"><text:p/></draw:line><draw:line text:anchor-type="paragraph" draw:z-index="155" draw:style-name="gr13" draw:text-style-name="P13" svg:x1="0.5661in" svg:y1="1.0571in" svg:x2="1.5142in" svg:y2="1.3697in"><text:p/></draw:line><draw:line text:anchor-type="paragraph" draw:z-index="156" draw:style-name="gr13" draw:text-style-name="P13" svg:x1="0.2535in" svg:y1="1.561in" svg:x2="0.5661in" svg:y2="1.3693in"><text:p/></draw:line></text:p><text:p text:style-name="Figure">Figure <text:sequence text:ref-name="refFigure46" text:name="Figure" text:formula="ooow:Figure+1" style:num-format="1">1-46</text:sequence>: Gaussian control points and curve shapes</text:p></draw:text-box></draw:frame>The <text:alphabetical-index-mark-start text:id="IMark66923944" text:key1="Volume plot"/><text:span text:style-name="GUIText">Gaussian</text:span> control <text:alphabetical-index-mark-end text:id="IMark66923944"/>used during Gaussian interaction mode is complex but it provides precise control over the shape of a curve. The basic paradigm followed by the <text:span text:style-name="GUIText">Gaussian</text:span> control is that new curves are added and reshaped to yield the desired opacity curve. You add new curves by clicking and dragging in the control. Right clicking with the mouse on an existing curve removes the curve. Each curve has five control points which can change the curve's position and shape. The control points are shown in <text:sequence-ref text:reference-format="category-and-value" text:ref-name="refFigure46">Figure 1-46</text:sequence-ref> along with the shapes that a curve can assume. A control point changes color when it becomes active so there you know which control point is used. Curves start as a smooth Gaussian shape but they can change between the shapes shown in <text:sequence-ref text:reference-format="category-and-value" text:ref-name="refFigure46">Figure 1-46</text:sequence-ref> by moving the shape control point up and down or left and right. Opacity maps are typically created by adding several curves to the window and altering their shapes and sizes until the desired image is obtained in the visualization window. The <text:span text:style-name="GUIText">Attenuation slider</text:span>, the final control involved in creating an opacity map, controls the opacity of the entire opacity map defined by the <text:span text:style-name="GUIText">Freeform</text:span> or <text:span text:style-name="GUIText">Gaussian</text:span> controls. It provides a knob to scale all opacities without having to modify the opacity map.</text:p>
      <text:h text:style-name="Heading_20_3" text:outline-level="4"><text:alphabetical-index-mark-start text:id="IMark67401960" text:key1="Volume plot"/>Changing the opacity variable<text:alphabetical-index-mark-end text:id="IMark67401960"/></text:h>
      <text:p text:style-name="Body">The variable used to determine opacity does not have to be the plotted variable. Having a different opacity variable than the plotted variable is useful for instances in which you want to <text:soft-page-break/>determine the opacity using a variable like density while coloring the plot by another variable such as pressure. To change the opacity variable, select a new variable from the <text:span text:style-name="GUIText">Opacity variable</text:span> variable menu. By default, the plotted variable is used as the opacity variable. This is implied when the <text:span text:style-name="GUIText">Opacity variable</text:span> variable button contains the word default. Even when "default" is chosen, it is possible to set artificial data limits on the opacity variable by entering new values into the <text:span text:style-name="GUIText">Min</text:span> or <text:span text:style-name="GUIText">Max</text:span> text fields.</text:p>
      <text:h text:style-name="Heading_20_3" text:outline-level="4"><text:alphabetical-index-mark-start text:id="IMark47476920" text:key1="Volume plot"/>Controlling image quality<text:alphabetical-index-mark-end text:id="IMark47476920"/></text:h>
      <text:p text:style-name="Body">When the Volume plot is drawn with graphics hardware, the database is resampled onto a rectilinear grid that is used to place the polygons that are drawn to produce the image. You can control the coarseness of the resampled grid with the <text:span text:style-name="GUIText">Number of samples</text:span> text field and slider. To increase the number of sample points, enter a larger number into the <text:span text:style-name="GUIText">Number of samples</text:span> text field or move the slider to the right. Note that the slider is on an exponential scale and moving it to the right increases the number of sample points exponentially.</text:p>
      <text:p text:style-name="Body">In addition to setting the number of samples, when the Volume plot is using the 3D texturing method, you can set the number of planes to be drawn from back to front. Increasing the number of planes can help to reduce the amount of aliasing in the resulting image. However, as the Volume plot uses a higher number of planes, more work must be done to draw the plot and it takes a little longer to draw. To set the number of planes, enter a new number of planes into the <text:span text:style-name="GUIText">Number of slices</text:span> text field.</text:p>
      <text:p text:style-name="Body">When the Volume plot is drawn in ray casting mode, the number of samples along each ray that is cast through the data becomes important. Having too few sample points along a ray gives rise to sampling artifacts such as rings or voids. You should adjust this number until you are satisfied with the image. More samples generally produce a better image, though the image will take longer to produce. To change the number of samples per ray, enter a new number of samples per ray into the <text:span text:style-name="GUIText">Samples per ray</text:span> text field.</text:p>
      <text:p text:style-name="Body">When using lighting, the gradient calculation method that the Volume plot uses influences the quality of the images that are produced. By default, VisIt uses the Sobel operator, which uses more information from adjacent cells to calculate a gradient. When the Sobel operator is used to calculate the gradient, lighting usually looks better. The alternative gradient calculation method is centered-differences and while it is much less compute intensive than the Sobel operator, it also produces lesser quality gradient vectors, which results in images that are not lit as well. To change the gradient calculation method, click on either the <text:span text:style-name="GUIText">Centered diff</text:span> or <text:span text:style-name="GUIText">Sobel</text:span> radio buttons.</text:p>
      <text:h text:style-name="Heading_20_3" text:outline-level="4"><text:alphabetical-index-mark-start text:id="IMark67411416" text:key1="Volume plot"/>Software rendered images<text:alphabetical-index-mark-end text:id="IMark67411416"/></text:h>
      <text:p text:style-name="Body">The Volume plot uses hardware-accelerated graphics by default. While you will want to operate in this mode most of the time, since it's faster, images drawn by software are more accurate. To <text:soft-page-break/>get a more accurate image, select <text:span text:style-name="GUIText">Ray casting</text:span> from the <text:span text:style-name="GUIText">Rendering method</text:span> combo box. When the Volume plot is set to use ray casting as its rendering mode, VisIt recalculates what the image should look like in software mode. Note that this can be a time-consuming process if the database being used is large or if the visualization window is large. We recommend shrinking the size of the visualization window before changing the rendering method to ray casting to reduce the time and resources required to draw the plot. It is worth noting that if you have a large dataset with intricate details, the software volume rendering method is the best method to use because it scales well in parallel. Using a parallel compute engine can greatly speed up the rate at which software volume rendering operates as long as the dataset is domain-decomposed into equal-sized pieces.</text:p>
      <text:h text:style-name="Heading_20_3" text:outline-level="4"><text:alphabetical-index-mark-start text:id="IMark123575976" text:key1="Volume plot"/>Lighting<text:alphabetical-index-mark-end text:id="IMark123575976"/></text:h>
      <text:p text:style-name="Body">The Volume plot can use lighting to enhance the look of the plot. Lighting is enabled by default but you can disable it by unchecking the <text:span text:style-name="GUIText">Lighting</text:span> check box near the bottom of the window. Note that lighting is not currently available when the Volume plot is using the ray casting volume rende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100%"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100%"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100%"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100%"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100%"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100%"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100%"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100%"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100%" fo:margin-left="0.1354in" fo:margin-right="0in" fo:margin-top="0.25in" fo:margin-bottom="0.25in" fo:text-indent="0in" style:auto-text-indent="false" style:page-number="auto" fo:break-before="auto" fo:break-after="auto" fo:padding="0.5in" fo:border-left="none" fo:border-right="none" fo:border-top="0.99pt solid #000000" fo:border-bottom="0.99pt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99pt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text:p>
      </style:footer>
    </style:master-page>
    <style:master-page style:name="First_20_Page" style:display-name="First Page" style:page-layout-name="Mpm2" style:next-style-name="Left_20_Page">
      <style:footer>
        <text:p text:style-name="MP3"><text:page-number text:select-page="current">1</text:page-number></text:p>
      </style:footer>
    </style:master-page>
    <style:master-page style:name="Left_20_Page" style:display-name="Left Page" style:page-layout-name="Mpm3" style:next-style-name="Right_20_Page">
      <style:header>
        <text:p text:style-name="MP4"><text:chapter text:display="name" text:outline-level="2">Standard Plot Types</text:chapter></text:p>
      </style:header>
      <style:footer>
        <text:p text:style-name="Footer"><text:page-number text:select-page="current">6</text:page-number></text:p>
      </style:footer>
    </style:master-page>
    <style:master-page style:name="Right_20_Page" style:display-name="Right Page" style:page-layout-name="Mpm4" style:next-style-name="Left_20_Page">
      <style:header>
        <text:p text:style-name="MP5"><text:chapter text:display="name" text:outline-level="2">Standard Plot Types</text:chapter></text:p>
      </style:header>
      <style:footer>
        <text:p text:style-name="MP6"><text:page-number text:select-page="current">13</text:page-number></text:p>
      </style:footer>
    </style:master-page>
    <style:master-page style:name="Footnote" style:page-layout-name="Mpm5"/>
    <style:master-page style:name="Cover_20_Page" style:display-name="Cover Page" style:page-layout-name="Mpm6"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235)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235)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234)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rotate (-2.35619449019235)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45) rotate (-2.35619449019235)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Plots</dc:title>
    <dc:subject>VisIt's Plots</dc:subject>
    <meta:creation-date>2010-09-07T16:13:19</meta:creation-date>
    <dc:language>en-US</dc:language>
    <meta:editing-cycles>5</meta:editing-cycles>
    <meta:editing-duration>PT8M53S</meta:editing-duration>
    <meta:initial-creator>Brad Whitlock</meta:initial-creator>
    <dc:date>2013-09-17T11:25:26</dc:date>
    <dc:creator>Jeremy Meredith</dc:creator>
    <meta:document-statistic meta:table-count="0" meta:image-count="62" meta:object-count="0" meta:page-count="49" meta:paragraph-count="329" meta:word-count="16473" meta:character-count="92041" meta:non-whitespace-character-count="78019"/>
    <meta:user-defined meta:name="Info 2"/>
    <meta:user-defined meta:name="Info 3"/>
    <meta:user-defined meta:name="Info 4"/>
    <meta:user-defined meta:name="Subdocument Chapter name">Plots</meta:user-defined>
  </office:meta>
</office:document-meta>
</file>